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3_2146_ho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3 21:46:17</text:p>
          </table:table-cell>
          <table:table-cell office:value-type="float" office:value="26.22169" calcext:value-type="float">
            <text:p>26.22169</text:p>
          </table:table-cell>
          <table:table-cell office:value-type="float" office:value="0.915396919" calcext:value-type="float">
            <text:p>0.915396919</text:p>
          </table:table-cell>
          <table:table-cell office:value-type="float" office:value="0.798900819" calcext:value-type="float">
            <text:p>0.798900819</text:p>
          </table:table-cell>
          <table:table-cell office:value-type="float" office:value="0.683177791" calcext:value-type="float">
            <text:p>0.683177791</text:p>
          </table:table-cell>
          <table:table-cell/>
          <table:table-cell office:value-type="float" office:value="0.007478733" calcext:value-type="float">
            <text:p>0.007478733</text:p>
          </table:table-cell>
          <table:table-cell office:value-type="float" office:value="0.006526967" calcext:value-type="float">
            <text:p>0.006526967</text:p>
          </table:table-cell>
          <table:table-cell office:value-type="float" office:value="0.005581518" calcext:value-type="float">
            <text:p>0.005581518</text:p>
          </table:table-cell>
          <table:table-cell/>
          <table:table-cell office:value-type="float" office:value="0.002208989" calcext:value-type="float">
            <text:p>0.002208989</text:p>
          </table:table-cell>
          <table:table-cell office:value-type="float" office:value="0.001257223" calcext:value-type="float">
            <text:p>0.001257223</text:p>
          </table:table-cell>
          <table:table-cell office:value-type="float" office:value="0.000311774" calcext:value-type="float">
            <text:p>0.000311774</text:p>
          </table:table-cell>
          <table:table-cell/>
          <table:table-cell office:value-type="float" office:value="26.276144455" calcext:value-type="float">
            <text:p>26.276144455</text:p>
          </table:table-cell>
          <table:table-cell office:value-type="float" office:value="26.252680756" calcext:value-type="float">
            <text:p>26.252680756</text:p>
          </table:table-cell>
          <table:table-cell office:value-type="float" office:value="26.229372283" calcext:value-type="float">
            <text:p>26.229372283</text:p>
          </table:table-cell>
          <table:table-cell/>
          <table:table-cell office:value-type="float" office:value="0.05599247" calcext:value-type="float">
            <text:p>0.05599247</text:p>
          </table:table-cell>
          <table:table-cell office:value-type="float" office:value="0.031867992" calcext:value-type="float">
            <text:p>0.031867992</text:p>
          </table:table-cell>
          <table:table-cell office:value-type="float" office:value="0.007902891" calcext:value-type="float">
            <text:p>0.0079028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3 21:46:19</text:p>
          </table:table-cell>
          <table:table-cell office:value-type="float" office:value="26.23179" calcext:value-type="float">
            <text:p>26.23179</text:p>
          </table:table-cell>
          <table:table-cell office:value-type="float" office:value="0.911658515" calcext:value-type="float">
            <text:p>0.911658515</text:p>
          </table:table-cell>
          <table:table-cell office:value-type="float" office:value="0.808079935" calcext:value-type="float">
            <text:p>0.808079935</text:p>
          </table:table-cell>
          <table:table-cell office:value-type="float" office:value="0.685150705" calcext:value-type="float">
            <text:p>0.685150705</text:p>
          </table:table-cell>
          <table:table-cell/>
          <table:table-cell office:value-type="float" office:value="0.00744819" calcext:value-type="float">
            <text:p>0.00744819</text:p>
          </table:table-cell>
          <table:table-cell office:value-type="float" office:value="0.00660196" calcext:value-type="float">
            <text:p>0.00660196</text:p>
          </table:table-cell>
          <table:table-cell office:value-type="float" office:value="0.005597636" calcext:value-type="float">
            <text:p>0.005597636</text:p>
          </table:table-cell>
          <table:table-cell/>
          <table:table-cell office:value-type="float" office:value="0.002178446" calcext:value-type="float">
            <text:p>0.002178446</text:p>
          </table:table-cell>
          <table:table-cell office:value-type="float" office:value="0.001332216" calcext:value-type="float">
            <text:p>0.001332216</text:p>
          </table:table-cell>
          <table:table-cell office:value-type="float" office:value="0.000327892" calcext:value-type="float">
            <text:p>0.000327892</text:p>
          </table:table-cell>
          <table:table-cell/>
          <table:table-cell office:value-type="float" office:value="26.28549918" calcext:value-type="float">
            <text:p>26.28549918</text:p>
          </table:table-cell>
          <table:table-cell office:value-type="float" office:value="26.264637419" calcext:value-type="float">
            <text:p>26.264637419</text:p>
          </table:table-cell>
          <table:table-cell office:value-type="float" office:value="26.239877745" calcext:value-type="float">
            <text:p>26.239877745</text:p>
          </table:table-cell>
          <table:table-cell/>
          <table:table-cell office:value-type="float" office:value="0.055218318" calcext:value-type="float">
            <text:p>0.055218318</text:p>
          </table:table-cell>
          <table:table-cell office:value-type="float" office:value="0.033768866" calcext:value-type="float">
            <text:p>0.033768866</text:p>
          </table:table-cell>
          <table:table-cell office:value-type="float" office:value="0.008311468" calcext:value-type="float">
            <text:p>0.0083114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3 21:46:20</text:p>
          </table:table-cell>
          <table:table-cell office:value-type="float" office:value="26.22169" calcext:value-type="float">
            <text:p>26.22169</text:p>
          </table:table-cell>
          <table:table-cell office:value-type="float" office:value="0.914833059" calcext:value-type="float">
            <text:p>0.914833059</text:p>
          </table:table-cell>
          <table:table-cell office:value-type="float" office:value="0.812548496" calcext:value-type="float">
            <text:p>0.812548496</text:p>
          </table:table-cell>
          <table:table-cell office:value-type="float" office:value="0.68554648" calcext:value-type="float">
            <text:p>0.68554648</text:p>
          </table:table-cell>
          <table:table-cell/>
          <table:table-cell office:value-type="float" office:value="0.007474126" calcext:value-type="float">
            <text:p>0.007474126</text:p>
          </table:table-cell>
          <table:table-cell office:value-type="float" office:value="0.006638468" calcext:value-type="float">
            <text:p>0.006638468</text:p>
          </table:table-cell>
          <table:table-cell office:value-type="float" office:value="0.00560087" calcext:value-type="float">
            <text:p>0.00560087</text:p>
          </table:table-cell>
          <table:table-cell/>
          <table:table-cell office:value-type="float" office:value="0.002204382" calcext:value-type="float">
            <text:p>0.002204382</text:p>
          </table:table-cell>
          <table:table-cell office:value-type="float" office:value="0.001368724" calcext:value-type="float">
            <text:p>0.001368724</text:p>
          </table:table-cell>
          <table:table-cell office:value-type="float" office:value="0.000331126" calcext:value-type="float">
            <text:p>0.000331126</text:p>
          </table:table-cell>
          <table:table-cell/>
          <table:table-cell office:value-type="float" office:value="26.276030888" calcext:value-type="float">
            <text:p>26.276030888</text:p>
          </table:table-cell>
          <table:table-cell office:value-type="float" office:value="26.255429586" calcext:value-type="float">
            <text:p>26.255429586</text:p>
          </table:table-cell>
          <table:table-cell office:value-type="float" office:value="26.22984938" calcext:value-type="float">
            <text:p>26.22984938</text:p>
          </table:table-cell>
          <table:table-cell/>
          <table:table-cell office:value-type="float" office:value="0.055875706" calcext:value-type="float">
            <text:p>0.055875706</text:p>
          </table:table-cell>
          <table:table-cell office:value-type="float" office:value="0.034694245" calcext:value-type="float">
            <text:p>0.034694245</text:p>
          </table:table-cell>
          <table:table-cell office:value-type="float" office:value="0.00839343" calcext:value-type="float">
            <text:p>0.008393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3 21:46:21</text:p>
          </table:table-cell>
          <table:table-cell office:value-type="float" office:value="26.22674" calcext:value-type="float">
            <text:p>26.22674</text:p>
          </table:table-cell>
          <table:table-cell office:value-type="float" office:value="0.912946571" calcext:value-type="float">
            <text:p>0.912946571</text:p>
          </table:table-cell>
          <table:table-cell office:value-type="float" office:value="0.819686153" calcext:value-type="float">
            <text:p>0.819686153</text:p>
          </table:table-cell>
          <table:table-cell office:value-type="float" office:value="0.688682281" calcext:value-type="float">
            <text:p>0.688682281</text:p>
          </table:table-cell>
          <table:table-cell/>
          <table:table-cell office:value-type="float" office:value="0.007458714" calcext:value-type="float">
            <text:p>0.007458714</text:p>
          </table:table-cell>
          <table:table-cell office:value-type="float" office:value="0.006696782" calcext:value-type="float">
            <text:p>0.006696782</text:p>
          </table:table-cell>
          <table:table-cell office:value-type="float" office:value="0.005626489" calcext:value-type="float">
            <text:p>0.005626489</text:p>
          </table:table-cell>
          <table:table-cell/>
          <table:table-cell office:value-type="float" office:value="0.002188969" calcext:value-type="float">
            <text:p>0.002188969</text:p>
          </table:table-cell>
          <table:table-cell office:value-type="float" office:value="0.001427038" calcext:value-type="float">
            <text:p>0.001427038</text:p>
          </table:table-cell>
          <table:table-cell office:value-type="float" office:value="0.000356745" calcext:value-type="float">
            <text:p>0.000356745</text:p>
          </table:table-cell>
          <table:table-cell/>
          <table:table-cell office:value-type="float" office:value="26.280704768" calcext:value-type="float">
            <text:p>26.280704768</text:p>
          </table:table-cell>
          <table:table-cell office:value-type="float" office:value="26.261921125" calcext:value-type="float">
            <text:p>26.261921125</text:p>
          </table:table-cell>
          <table:table-cell office:value-type="float" office:value="26.235535024" calcext:value-type="float">
            <text:p>26.235535024</text:p>
          </table:table-cell>
          <table:table-cell/>
          <table:table-cell office:value-type="float" office:value="0.05548505" calcext:value-type="float">
            <text:p>0.05548505</text:p>
          </table:table-cell>
          <table:table-cell office:value-type="float" office:value="0.036172355" calcext:value-type="float">
            <text:p>0.036172355</text:p>
          </table:table-cell>
          <table:table-cell office:value-type="float" office:value="0.009042833" calcext:value-type="float">
            <text:p>0.0090428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3 21:46:22</text:p>
          </table:table-cell>
          <table:table-cell office:value-type="float" office:value="26.22169" calcext:value-type="float">
            <text:p>26.22169</text:p>
          </table:table-cell>
          <table:table-cell office:value-type="float" office:value="1.139797704" calcext:value-type="float">
            <text:p>1.139797704</text:p>
          </table:table-cell>
          <table:table-cell office:value-type="float" office:value="1.018356802" calcext:value-type="float">
            <text:p>1.018356802</text:p>
          </table:table-cell>
          <table:table-cell office:value-type="float" office:value="0.689300381" calcext:value-type="float">
            <text:p>0.689300381</text:p>
          </table:table-cell>
          <table:table-cell/>
          <table:table-cell office:value-type="float" office:value="0.009312073" calcext:value-type="float">
            <text:p>0.009312073</text:p>
          </table:table-cell>
          <table:table-cell office:value-type="float" office:value="0.008319909" calcext:value-type="float">
            <text:p>0.008319909</text:p>
          </table:table-cell>
          <table:table-cell office:value-type="float" office:value="0.005631539" calcext:value-type="float">
            <text:p>0.005631539</text:p>
          </table:table-cell>
          <table:table-cell/>
          <table:table-cell office:value-type="float" office:value="0.004042328" calcext:value-type="float">
            <text:p>0.004042328</text:p>
          </table:table-cell>
          <table:table-cell office:value-type="float" office:value="0.003050164" calcext:value-type="float">
            <text:p>0.003050164</text:p>
          </table:table-cell>
          <table:table-cell office:value-type="float" office:value="0.000361795" calcext:value-type="float">
            <text:p>0.000361795</text:p>
          </table:table-cell>
          <table:table-cell/>
          <table:table-cell office:value-type="float" office:value="26.321340075" calcext:value-type="float">
            <text:p>26.321340075</text:p>
          </table:table-cell>
          <table:table-cell office:value-type="float" office:value="26.296881396" calcext:value-type="float">
            <text:p>26.296881396</text:p>
          </table:table-cell>
          <table:table-cell office:value-type="float" office:value="26.230605483" calcext:value-type="float">
            <text:p>26.230605483</text:p>
          </table:table-cell>
          <table:table-cell/>
          <table:table-cell office:value-type="float" office:value="0.102460254" calcext:value-type="float">
            <text:p>0.102460254</text:p>
          </table:table-cell>
          <table:table-cell office:value-type="float" office:value="0.077313216" calcext:value-type="float">
            <text:p>0.077313216</text:p>
          </table:table-cell>
          <table:table-cell office:value-type="float" office:value="0.009170837" calcext:value-type="float">
            <text:p>0.0091708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3 21:46:24</text:p>
          </table:table-cell>
          <table:table-cell office:value-type="float" office:value="26.22169" calcext:value-type="float">
            <text:p>26.22169</text:p>
          </table:table-cell>
          <table:table-cell office:value-type="float" office:value="0.918926706" calcext:value-type="float">
            <text:p>0.918926706</text:p>
          </table:table-cell>
          <table:table-cell office:value-type="float" office:value="0.83064268" calcext:value-type="float">
            <text:p>0.83064268</text:p>
          </table:table-cell>
          <table:table-cell office:value-type="float" office:value="0.692151867" calcext:value-type="float">
            <text:p>0.692151867</text:p>
          </table:table-cell>
          <table:table-cell/>
          <table:table-cell office:value-type="float" office:value="0.007507571" calcext:value-type="float">
            <text:p>0.007507571</text:p>
          </table:table-cell>
          <table:table-cell office:value-type="float" office:value="0.006786296" calcext:value-type="float">
            <text:p>0.006786296</text:p>
          </table:table-cell>
          <table:table-cell office:value-type="float" office:value="0.005654836" calcext:value-type="float">
            <text:p>0.005654836</text:p>
          </table:table-cell>
          <table:table-cell/>
          <table:table-cell office:value-type="float" office:value="0.002237827" calcext:value-type="float">
            <text:p>0.002237827</text:p>
          </table:table-cell>
          <table:table-cell office:value-type="float" office:value="0.001516552" calcext:value-type="float">
            <text:p>0.001516552</text:p>
          </table:table-cell>
          <table:table-cell office:value-type="float" office:value="0.000385091" calcext:value-type="float">
            <text:p>0.000385091</text:p>
          </table:table-cell>
          <table:table-cell/>
          <table:table-cell office:value-type="float" office:value="26.276855389" calcext:value-type="float">
            <text:p>26.276855389</text:p>
          </table:table-cell>
          <table:table-cell office:value-type="float" office:value="26.259073992" calcext:value-type="float">
            <text:p>26.259073992</text:p>
          </table:table-cell>
          <table:table-cell office:value-type="float" office:value="26.231179823" calcext:value-type="float">
            <text:p>26.231179823</text:p>
          </table:table-cell>
          <table:table-cell/>
          <table:table-cell office:value-type="float" office:value="0.056723422" calcext:value-type="float">
            <text:p>0.056723422</text:p>
          </table:table-cell>
          <table:table-cell office:value-type="float" office:value="0.038441295" calcext:value-type="float">
            <text:p>0.038441295</text:p>
          </table:table-cell>
          <table:table-cell office:value-type="float" office:value="0.009761359" calcext:value-type="float">
            <text:p>0.0097613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3 21:46:25</text:p>
          </table:table-cell>
          <table:table-cell office:value-type="float" office:value="26.23179" calcext:value-type="float">
            <text:p>26.23179</text:p>
          </table:table-cell>
          <table:table-cell office:value-type="float" office:value="0.920736303" calcext:value-type="float">
            <text:p>0.920736303</text:p>
          </table:table-cell>
          <table:table-cell office:value-type="float" office:value="0.83423386" calcext:value-type="float">
            <text:p>0.83423386</text:p>
          </table:table-cell>
          <table:table-cell office:value-type="float" office:value="0.693178856" calcext:value-type="float">
            <text:p>0.693178856</text:p>
          </table:table-cell>
          <table:table-cell/>
          <table:table-cell office:value-type="float" office:value="0.007522355" calcext:value-type="float">
            <text:p>0.007522355</text:p>
          </table:table-cell>
          <table:table-cell office:value-type="float" office:value="0.006815636" calcext:value-type="float">
            <text:p>0.006815636</text:p>
          </table:table-cell>
          <table:table-cell office:value-type="float" office:value="0.005663226" calcext:value-type="float">
            <text:p>0.005663226</text:p>
          </table:table-cell>
          <table:table-cell/>
          <table:table-cell office:value-type="float" office:value="0.002252611" calcext:value-type="float">
            <text:p>0.002252611</text:p>
          </table:table-cell>
          <table:table-cell office:value-type="float" office:value="0.001545892" calcext:value-type="float">
            <text:p>0.001545892</text:p>
          </table:table-cell>
          <table:table-cell office:value-type="float" office:value="0.000393482" calcext:value-type="float">
            <text:p>0.000393482</text:p>
          </table:table-cell>
          <table:table-cell/>
          <table:table-cell office:value-type="float" office:value="26.287327519" calcext:value-type="float">
            <text:p>26.287327519</text:p>
          </table:table-cell>
          <table:table-cell office:value-type="float" office:value="26.269905117" calcext:value-type="float">
            <text:p>26.269905117</text:p>
          </table:table-cell>
          <table:table-cell office:value-type="float" office:value="26.241494744" calcext:value-type="float">
            <text:p>26.241494744</text:p>
          </table:table-cell>
          <table:table-cell/>
          <table:table-cell office:value-type="float" office:value="0.057098154" calcext:value-type="float">
            <text:p>0.057098154</text:p>
          </table:table-cell>
          <table:table-cell office:value-type="float" office:value="0.039184976" calcext:value-type="float">
            <text:p>0.039184976</text:p>
          </table:table-cell>
          <table:table-cell office:value-type="float" office:value="0.009974041" calcext:value-type="float">
            <text:p>0.0099740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3 21:46:26</text:p>
          </table:table-cell>
          <table:table-cell office:value-type="float" office:value="26.22674" calcext:value-type="float">
            <text:p>26.22674</text:p>
          </table:table-cell>
          <table:table-cell office:value-type="float" office:value="0.922263375" calcext:value-type="float">
            <text:p>0.922263375</text:p>
          </table:table-cell>
          <table:table-cell office:value-type="float" office:value="0.839728813" calcext:value-type="float">
            <text:p>0.839728813</text:p>
          </table:table-cell>
          <table:table-cell office:value-type="float" office:value="0.695179784" calcext:value-type="float">
            <text:p>0.695179784</text:p>
          </table:table-cell>
          <table:table-cell/>
          <table:table-cell office:value-type="float" office:value="0.007534831" calcext:value-type="float">
            <text:p>0.007534831</text:p>
          </table:table-cell>
          <table:table-cell office:value-type="float" office:value="0.00686053" calcext:value-type="float">
            <text:p>0.00686053</text:p>
          </table:table-cell>
          <table:table-cell office:value-type="float" office:value="0.005679573" calcext:value-type="float">
            <text:p>0.005679573</text:p>
          </table:table-cell>
          <table:table-cell/>
          <table:table-cell office:value-type="float" office:value="0.002265087" calcext:value-type="float">
            <text:p>0.002265087</text:p>
          </table:table-cell>
          <table:table-cell office:value-type="float" office:value="0.001590785" calcext:value-type="float">
            <text:p>0.001590785</text:p>
          </table:table-cell>
          <table:table-cell office:value-type="float" office:value="0.000409829" calcext:value-type="float">
            <text:p>0.000409829</text:p>
          </table:table-cell>
          <table:table-cell/>
          <table:table-cell office:value-type="float" office:value="26.282581254" calcext:value-type="float">
            <text:p>26.282581254</text:p>
          </table:table-cell>
          <table:table-cell office:value-type="float" office:value="26.265957957" calcext:value-type="float">
            <text:p>26.265957957</text:p>
          </table:table-cell>
          <table:table-cell office:value-type="float" office:value="26.236843731" calcext:value-type="float">
            <text:p>26.236843731</text:p>
          </table:table-cell>
          <table:table-cell/>
          <table:table-cell office:value-type="float" office:value="0.057414381" calcext:value-type="float">
            <text:p>0.057414381</text:p>
          </table:table-cell>
          <table:table-cell office:value-type="float" office:value="0.040322898" calcext:value-type="float">
            <text:p>0.040322898</text:p>
          </table:table-cell>
          <table:table-cell office:value-type="float" office:value="0.010388419" calcext:value-type="float">
            <text:p>0.0103884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3 21:46:27</text:p>
          </table:table-cell>
          <table:table-cell office:value-type="float" office:value="26.22674" calcext:value-type="float">
            <text:p>26.22674</text:p>
          </table:table-cell>
          <table:table-cell office:value-type="float" office:value="0.930941812" calcext:value-type="float">
            <text:p>0.930941812</text:p>
          </table:table-cell>
          <table:table-cell office:value-type="float" office:value="0.844660502" calcext:value-type="float">
            <text:p>0.844660502</text:p>
          </table:table-cell>
          <table:table-cell office:value-type="float" office:value="0.696109616" calcext:value-type="float">
            <text:p>0.696109616</text:p>
          </table:table-cell>
          <table:table-cell/>
          <table:table-cell office:value-type="float" office:value="0.007605734" calcext:value-type="float">
            <text:p>0.007605734</text:p>
          </table:table-cell>
          <table:table-cell office:value-type="float" office:value="0.006900821" calcext:value-type="float">
            <text:p>0.006900821</text:p>
          </table:table-cell>
          <table:table-cell office:value-type="float" office:value="0.00568717" calcext:value-type="float">
            <text:p>0.00568717</text:p>
          </table:table-cell>
          <table:table-cell/>
          <table:table-cell office:value-type="float" office:value="0.002335989" calcext:value-type="float">
            <text:p>0.002335989</text:p>
          </table:table-cell>
          <table:table-cell office:value-type="float" office:value="0.001631077" calcext:value-type="float">
            <text:p>0.001631077</text:p>
          </table:table-cell>
          <table:table-cell office:value-type="float" office:value="0.000417426" calcext:value-type="float">
            <text:p>0.000417426</text:p>
          </table:table-cell>
          <table:table-cell/>
          <table:table-cell office:value-type="float" office:value="26.284329166" calcext:value-type="float">
            <text:p>26.284329166</text:p>
          </table:table-cell>
          <table:table-cell office:value-type="float" office:value="26.266951256" calcext:value-type="float">
            <text:p>26.266951256</text:p>
          </table:table-cell>
          <table:table-cell office:value-type="float" office:value="26.237031015" calcext:value-type="float">
            <text:p>26.237031015</text:p>
          </table:table-cell>
          <table:table-cell/>
          <table:table-cell office:value-type="float" office:value="0.059211515" calcext:value-type="float">
            <text:p>0.059211515</text:p>
          </table:table-cell>
          <table:table-cell office:value-type="float" office:value="0.041344176" calcext:value-type="float">
            <text:p>0.041344176</text:p>
          </table:table-cell>
          <table:table-cell office:value-type="float" office:value="0.01058098" calcext:value-type="float">
            <text:p>0.010580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3 21:46:29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138696806" calcext:value-type="float">
            <text:p>1.138696806</text:p>
          </table:table-cell>
          <table:table-cell office:value-type="float" office:value="1.035331611" calcext:value-type="float">
            <text:p>1.035331611</text:p>
          </table:table-cell>
          <table:table-cell office:value-type="float" office:value="0.699120843" calcext:value-type="float">
            <text:p>0.699120843</text:p>
          </table:table-cell>
          <table:table-cell/>
          <table:table-cell office:value-type="float" office:value="0.009303078" calcext:value-type="float">
            <text:p>0.009303078</text:p>
          </table:table-cell>
          <table:table-cell office:value-type="float" office:value="0.008458592" calcext:value-type="float">
            <text:p>0.008458592</text:p>
          </table:table-cell>
          <table:table-cell office:value-type="float" office:value="0.005711772" calcext:value-type="float">
            <text:p>0.005711772</text:p>
          </table:table-cell>
          <table:table-cell/>
          <table:table-cell office:value-type="float" office:value="0.004033334" calcext:value-type="float">
            <text:p>0.004033334</text:p>
          </table:table-cell>
          <table:table-cell office:value-type="float" office:value="0.003188847" calcext:value-type="float">
            <text:p>0.003188847</text:p>
          </table:table-cell>
          <table:table-cell office:value-type="float" office:value="0.000442027" calcext:value-type="float">
            <text:p>0.000442027</text:p>
          </table:table-cell>
          <table:table-cell/>
          <table:table-cell office:value-type="float" office:value="26.316064718" calcext:value-type="float">
            <text:p>26.316064718</text:p>
          </table:table-cell>
          <table:table-cell office:value-type="float" office:value="26.295246495" calcext:value-type="float">
            <text:p>26.295246495</text:p>
          </table:table-cell>
          <table:table-cell office:value-type="float" office:value="26.22752947" calcext:value-type="float">
            <text:p>26.22752947</text:p>
          </table:table-cell>
          <table:table-cell/>
          <table:table-cell office:value-type="float" office:value="0.102232292" calcext:value-type="float">
            <text:p>0.102232292</text:p>
          </table:table-cell>
          <table:table-cell office:value-type="float" office:value="0.080828274" calcext:value-type="float">
            <text:p>0.080828274</text:p>
          </table:table-cell>
          <table:table-cell office:value-type="float" office:value="0.011204583" calcext:value-type="float">
            <text:p>0.0112045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3 21:46:30</text:p>
          </table:table-cell>
          <table:table-cell office:value-type="float" office:value="26.22169" calcext:value-type="float">
            <text:p>26.22169</text:p>
          </table:table-cell>
          <table:table-cell office:value-type="float" office:value="1.052333242" calcext:value-type="float">
            <text:p>1.052333242</text:p>
          </table:table-cell>
          <table:table-cell office:value-type="float" office:value="1.074077615" calcext:value-type="float">
            <text:p>1.074077615</text:p>
          </table:table-cell>
          <table:table-cell office:value-type="float" office:value="0.701692784" calcext:value-type="float">
            <text:p>0.701692784</text:p>
          </table:table-cell>
          <table:table-cell/>
          <table:table-cell office:value-type="float" office:value="0.008597494" calcext:value-type="float">
            <text:p>0.008597494</text:p>
          </table:table-cell>
          <table:table-cell office:value-type="float" office:value="0.008775144" calcext:value-type="float">
            <text:p>0.008775144</text:p>
          </table:table-cell>
          <table:table-cell office:value-type="float" office:value="0.005732784" calcext:value-type="float">
            <text:p>0.005732784</text:p>
          </table:table-cell>
          <table:table-cell/>
          <table:table-cell office:value-type="float" office:value="0.003327749" calcext:value-type="float">
            <text:p>0.003327749</text:p>
          </table:table-cell>
          <table:table-cell office:value-type="float" office:value="0.0035054" calcext:value-type="float">
            <text:p>0.0035054</text:p>
          </table:table-cell>
          <table:table-cell office:value-type="float" office:value="0.00046304" calcext:value-type="float">
            <text:p>0.00046304</text:p>
          </table:table-cell>
          <table:table-cell/>
          <table:table-cell office:value-type="float" office:value="26.303724439" calcext:value-type="float">
            <text:p>26.303724439</text:p>
          </table:table-cell>
          <table:table-cell office:value-type="float" office:value="26.308103854" calcext:value-type="float">
            <text:p>26.308103854</text:p>
          </table:table-cell>
          <table:table-cell office:value-type="float" office:value="26.233101531" calcext:value-type="float">
            <text:p>26.233101531</text:p>
          </table:table-cell>
          <table:table-cell/>
          <table:table-cell office:value-type="float" office:value="0.084348871" calcext:value-type="float">
            <text:p>0.084348871</text:p>
          </table:table-cell>
          <table:table-cell office:value-type="float" office:value="0.088851545" calcext:value-type="float">
            <text:p>0.088851545</text:p>
          </table:table-cell>
          <table:table-cell office:value-type="float" office:value="0.011737212" calcext:value-type="float">
            <text:p>0.0117372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3 21:46:31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2950534" calcext:value-type="float">
            <text:p>0.92950534</text:p>
          </table:table-cell>
          <table:table-cell office:value-type="float" office:value="0.861832602" calcext:value-type="float">
            <text:p>0.861832602</text:p>
          </table:table-cell>
          <table:table-cell office:value-type="float" office:value="0.703010643" calcext:value-type="float">
            <text:p>0.703010643</text:p>
          </table:table-cell>
          <table:table-cell/>
          <table:table-cell office:value-type="float" office:value="0.007593998" calcext:value-type="float">
            <text:p>0.007593998</text:p>
          </table:table-cell>
          <table:table-cell office:value-type="float" office:value="0.007041116" calcext:value-type="float">
            <text:p>0.007041116</text:p>
          </table:table-cell>
          <table:table-cell office:value-type="float" office:value="0.005743551" calcext:value-type="float">
            <text:p>0.005743551</text:p>
          </table:table-cell>
          <table:table-cell/>
          <table:table-cell office:value-type="float" office:value="0.002324254" calcext:value-type="float">
            <text:p>0.002324254</text:p>
          </table:table-cell>
          <table:table-cell office:value-type="float" office:value="0.001771372" calcext:value-type="float">
            <text:p>0.001771372</text:p>
          </table:table-cell>
          <table:table-cell office:value-type="float" office:value="0.000473807" calcext:value-type="float">
            <text:p>0.000473807</text:p>
          </table:table-cell>
          <table:table-cell/>
          <table:table-cell office:value-type="float" office:value="26.273932205" calcext:value-type="float">
            <text:p>26.273932205</text:p>
          </table:table-cell>
          <table:table-cell office:value-type="float" office:value="26.260302143" calcext:value-type="float">
            <text:p>26.260302143</text:p>
          </table:table-cell>
          <table:table-cell office:value-type="float" office:value="26.228312947" calcext:value-type="float">
            <text:p>26.228312947</text:p>
          </table:table-cell>
          <table:table-cell/>
          <table:table-cell office:value-type="float" office:value="0.05891405" calcext:value-type="float">
            <text:p>0.05891405</text:p>
          </table:table-cell>
          <table:table-cell office:value-type="float" office:value="0.044900247" calcext:value-type="float">
            <text:p>0.044900247</text:p>
          </table:table-cell>
          <table:table-cell office:value-type="float" office:value="0.01201013" calcext:value-type="float">
            <text:p>0.012010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3 21:46:32</text:p>
          </table:table-cell>
          <table:table-cell office:value-type="float" office:value="26.22674" calcext:value-type="float">
            <text:p>26.22674</text:p>
          </table:table-cell>
          <table:table-cell office:value-type="float" office:value="1.103832853" calcext:value-type="float">
            <text:p>1.103832853</text:p>
          </table:table-cell>
          <table:table-cell office:value-type="float" office:value="1.05384422" calcext:value-type="float">
            <text:p>1.05384422</text:p>
          </table:table-cell>
          <table:table-cell office:value-type="float" office:value="0.705139721" calcext:value-type="float">
            <text:p>0.705139721</text:p>
          </table:table-cell>
          <table:table-cell/>
          <table:table-cell office:value-type="float" office:value="0.009018242" calcext:value-type="float">
            <text:p>0.009018242</text:p>
          </table:table-cell>
          <table:table-cell office:value-type="float" office:value="0.008609838" calcext:value-type="float">
            <text:p>0.008609838</text:p>
          </table:table-cell>
          <table:table-cell office:value-type="float" office:value="0.005760945" calcext:value-type="float">
            <text:p>0.005760945</text:p>
          </table:table-cell>
          <table:table-cell/>
          <table:table-cell office:value-type="float" office:value="0.003748498" calcext:value-type="float">
            <text:p>0.003748498</text:p>
          </table:table-cell>
          <table:table-cell office:value-type="float" office:value="0.003340094" calcext:value-type="float">
            <text:p>0.003340094</text:p>
          </table:table-cell>
          <table:table-cell office:value-type="float" office:value="0.000491201" calcext:value-type="float">
            <text:p>0.000491201</text:p>
          </table:table-cell>
          <table:table-cell/>
          <table:table-cell office:value-type="float" office:value="26.319150332" calcext:value-type="float">
            <text:p>26.319150332</text:p>
          </table:table-cell>
          <table:table-cell office:value-type="float" office:value="26.309082468" calcext:value-type="float">
            <text:p>26.309082468</text:p>
          </table:table-cell>
          <table:table-cell office:value-type="float" office:value="26.238849827" calcext:value-type="float">
            <text:p>26.238849827</text:p>
          </table:table-cell>
          <table:table-cell/>
          <table:table-cell office:value-type="float" office:value="0.095013013" calcext:value-type="float">
            <text:p>0.095013013</text:p>
          </table:table-cell>
          <table:table-cell office:value-type="float" office:value="0.084661755" calcext:value-type="float">
            <text:p>0.084661755</text:p>
          </table:table-cell>
          <table:table-cell office:value-type="float" office:value="0.012451045" calcext:value-type="float">
            <text:p>0.0124510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3 21:46:33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39103477" calcext:value-type="float">
            <text:p>0.939103477</text:p>
          </table:table-cell>
          <table:table-cell office:value-type="float" office:value="0.870684489" calcext:value-type="float">
            <text:p>0.870684489</text:p>
          </table:table-cell>
          <table:table-cell office:value-type="float" office:value="0.706379498" calcext:value-type="float">
            <text:p>0.706379498</text:p>
          </table:table-cell>
          <table:table-cell/>
          <table:table-cell office:value-type="float" office:value="0.007672414" calcext:value-type="float">
            <text:p>0.007672414</text:p>
          </table:table-cell>
          <table:table-cell office:value-type="float" office:value="0.007113435" calcext:value-type="float">
            <text:p>0.007113435</text:p>
          </table:table-cell>
          <table:table-cell office:value-type="float" office:value="0.005771074" calcext:value-type="float">
            <text:p>0.005771074</text:p>
          </table:table-cell>
          <table:table-cell/>
          <table:table-cell office:value-type="float" office:value="0.00240267" calcext:value-type="float">
            <text:p>0.00240267</text:p>
          </table:table-cell>
          <table:table-cell office:value-type="float" office:value="0.001843691" calcext:value-type="float">
            <text:p>0.001843691</text:p>
          </table:table-cell>
          <table:table-cell office:value-type="float" office:value="0.00050133" calcext:value-type="float">
            <text:p>0.00050133</text:p>
          </table:table-cell>
          <table:table-cell/>
          <table:table-cell office:value-type="float" office:value="26.275865366" calcext:value-type="float">
            <text:p>26.275865366</text:p>
          </table:table-cell>
          <table:table-cell office:value-type="float" office:value="26.262085024" calcext:value-type="float">
            <text:p>26.262085024</text:p>
          </table:table-cell>
          <table:table-cell office:value-type="float" office:value="26.228991495" calcext:value-type="float">
            <text:p>26.228991495</text:p>
          </table:table-cell>
          <table:table-cell/>
          <table:table-cell office:value-type="float" office:value="0.060901631" calcext:value-type="float">
            <text:p>0.060901631</text:p>
          </table:table-cell>
          <table:table-cell office:value-type="float" office:value="0.046733327" calcext:value-type="float">
            <text:p>0.046733327</text:p>
          </table:table-cell>
          <table:table-cell office:value-type="float" office:value="0.012707793" calcext:value-type="float">
            <text:p>0.0127077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3 21:46:35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31593291" calcext:value-type="float">
            <text:p>0.931593291</text:p>
          </table:table-cell>
          <table:table-cell office:value-type="float" office:value="0.876717076" calcext:value-type="float">
            <text:p>0.876717076</text:p>
          </table:table-cell>
          <table:table-cell office:value-type="float" office:value="0.709098662" calcext:value-type="float">
            <text:p>0.709098662</text:p>
          </table:table-cell>
          <table:table-cell/>
          <table:table-cell office:value-type="float" office:value="0.007611056" calcext:value-type="float">
            <text:p>0.007611056</text:p>
          </table:table-cell>
          <table:table-cell office:value-type="float" office:value="0.007162721" calcext:value-type="float">
            <text:p>0.007162721</text:p>
          </table:table-cell>
          <table:table-cell office:value-type="float" office:value="0.00579329" calcext:value-type="float">
            <text:p>0.00579329</text:p>
          </table:table-cell>
          <table:table-cell/>
          <table:table-cell office:value-type="float" office:value="0.002341312" calcext:value-type="float">
            <text:p>0.002341312</text:p>
          </table:table-cell>
          <table:table-cell office:value-type="float" office:value="0.001892977" calcext:value-type="float">
            <text:p>0.001892977</text:p>
          </table:table-cell>
          <table:table-cell office:value-type="float" office:value="0.000523545" calcext:value-type="float">
            <text:p>0.000523545</text:p>
          </table:table-cell>
          <table:table-cell/>
          <table:table-cell office:value-type="float" office:value="26.274352739" calcext:value-type="float">
            <text:p>26.274352739</text:p>
          </table:table-cell>
          <table:table-cell office:value-type="float" office:value="26.26330006" calcext:value-type="float">
            <text:p>26.26330006</text:p>
          </table:table-cell>
          <table:table-cell office:value-type="float" office:value="26.229539184" calcext:value-type="float">
            <text:p>26.229539184</text:p>
          </table:table-cell>
          <table:table-cell/>
          <table:table-cell office:value-type="float" office:value="0.059346423" calcext:value-type="float">
            <text:p>0.059346423</text:p>
          </table:table-cell>
          <table:table-cell office:value-type="float" office:value="0.047982574" calcext:value-type="float">
            <text:p>0.047982574</text:p>
          </table:table-cell>
          <table:table-cell office:value-type="float" office:value="0.01327091" calcext:value-type="float">
            <text:p>0.013270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3 21:46:36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0.94265651" calcext:value-type="float">
            <text:p>0.94265651</text:p>
          </table:table-cell>
          <table:table-cell office:value-type="float" office:value="0.878803835" calcext:value-type="float">
            <text:p>0.878803835</text:p>
          </table:table-cell>
          <table:table-cell office:value-type="float" office:value="0.709204162" calcext:value-type="float">
            <text:p>0.709204162</text:p>
          </table:table-cell>
          <table:table-cell/>
          <table:table-cell office:value-type="float" office:value="0.007701442" calcext:value-type="float">
            <text:p>0.007701442</text:p>
          </table:table-cell>
          <table:table-cell office:value-type="float" office:value="0.00717977" calcext:value-type="float">
            <text:p>0.00717977</text:p>
          </table:table-cell>
          <table:table-cell office:value-type="float" office:value="0.005794152" calcext:value-type="float">
            <text:p>0.005794152</text:p>
          </table:table-cell>
          <table:table-cell/>
          <table:table-cell office:value-type="float" office:value="0.002431698" calcext:value-type="float">
            <text:p>0.002431698</text:p>
          </table:table-cell>
          <table:table-cell office:value-type="float" office:value="0.001910026" calcext:value-type="float">
            <text:p>0.001910026</text:p>
          </table:table-cell>
          <table:table-cell office:value-type="float" office:value="0.000524407" calcext:value-type="float">
            <text:p>0.000524407</text:p>
          </table:table-cell>
          <table:table-cell/>
          <table:table-cell office:value-type="float" office:value="26.271527172" calcext:value-type="float">
            <text:p>26.271527172</text:p>
          </table:table-cell>
          <table:table-cell office:value-type="float" office:value="26.258666492" calcext:value-type="float">
            <text:p>26.258666492</text:p>
          </table:table-cell>
          <table:table-cell office:value-type="float" office:value="26.224506415" calcext:value-type="float">
            <text:p>26.224506415</text:p>
          </table:table-cell>
          <table:table-cell/>
          <table:table-cell office:value-type="float" office:value="0.061637392" calcext:value-type="float">
            <text:p>0.061637392</text:p>
          </table:table-cell>
          <table:table-cell office:value-type="float" office:value="0.048414706" calcext:value-type="float">
            <text:p>0.048414706</text:p>
          </table:table-cell>
          <table:table-cell office:value-type="float" office:value="0.013292759" calcext:value-type="float">
            <text:p>0.0132927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3 21:46:37</text:p>
          </table:table-cell>
          <table:table-cell office:value-type="float" office:value="26.22169" calcext:value-type="float">
            <text:p>26.22169</text:p>
          </table:table-cell>
          <table:table-cell office:value-type="float" office:value="0.933922641" calcext:value-type="float">
            <text:p>0.933922641</text:p>
          </table:table-cell>
          <table:table-cell office:value-type="float" office:value="0.888328062" calcext:value-type="float">
            <text:p>0.888328062</text:p>
          </table:table-cell>
          <table:table-cell office:value-type="float" office:value="0.71375617" calcext:value-type="float">
            <text:p>0.71375617</text:p>
          </table:table-cell>
          <table:table-cell/>
          <table:table-cell office:value-type="float" office:value="0.007630087" calcext:value-type="float">
            <text:p>0.007630087</text:p>
          </table:table-cell>
          <table:table-cell office:value-type="float" office:value="0.007257582" calcext:value-type="float">
            <text:p>0.007257582</text:p>
          </table:table-cell>
          <table:table-cell office:value-type="float" office:value="0.005831341" calcext:value-type="float">
            <text:p>0.005831341</text:p>
          </table:table-cell>
          <table:table-cell/>
          <table:table-cell office:value-type="float" office:value="0.002360343" calcext:value-type="float">
            <text:p>0.002360343</text:p>
          </table:table-cell>
          <table:table-cell office:value-type="float" office:value="0.001987838" calcext:value-type="float">
            <text:p>0.001987838</text:p>
          </table:table-cell>
          <table:table-cell office:value-type="float" office:value="0.000561597" calcext:value-type="float">
            <text:p>0.000561597</text:p>
          </table:table-cell>
          <table:table-cell/>
          <table:table-cell office:value-type="float" office:value="26.279875711" calcext:value-type="float">
            <text:p>26.279875711</text:p>
          </table:table-cell>
          <table:table-cell office:value-type="float" office:value="26.270692509" calcext:value-type="float">
            <text:p>26.270692509</text:p>
          </table:table-cell>
          <table:table-cell office:value-type="float" office:value="26.235531305" calcext:value-type="float">
            <text:p>26.235531305</text:p>
          </table:table-cell>
          <table:table-cell/>
          <table:table-cell office:value-type="float" office:value="0.059828785" calcext:value-type="float">
            <text:p>0.059828785</text:p>
          </table:table-cell>
          <table:table-cell office:value-type="float" office:value="0.050387007" calcext:value-type="float">
            <text:p>0.050387007</text:p>
          </table:table-cell>
          <table:table-cell office:value-type="float" office:value="0.014235442" calcext:value-type="float">
            <text:p>0.0142354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3 21:46:38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0.942984336" calcext:value-type="float">
            <text:p>0.942984336</text:p>
          </table:table-cell>
          <table:table-cell office:value-type="float" office:value="0.888030635" calcext:value-type="float">
            <text:p>0.888030635</text:p>
          </table:table-cell>
          <table:table-cell office:value-type="float" office:value="0.714819517" calcext:value-type="float">
            <text:p>0.714819517</text:p>
          </table:table-cell>
          <table:table-cell/>
          <table:table-cell office:value-type="float" office:value="0.00770412" calcext:value-type="float">
            <text:p>0.00770412</text:p>
          </table:table-cell>
          <table:table-cell office:value-type="float" office:value="0.007255152" calcext:value-type="float">
            <text:p>0.007255152</text:p>
          </table:table-cell>
          <table:table-cell office:value-type="float" office:value="0.005840029" calcext:value-type="float">
            <text:p>0.005840029</text:p>
          </table:table-cell>
          <table:table-cell/>
          <table:table-cell office:value-type="float" office:value="0.002434376" calcext:value-type="float">
            <text:p>0.002434376</text:p>
          </table:table-cell>
          <table:table-cell office:value-type="float" office:value="0.001985408" calcext:value-type="float">
            <text:p>0.001985408</text:p>
          </table:table-cell>
          <table:table-cell office:value-type="float" office:value="0.000570284" calcext:value-type="float">
            <text:p>0.000570284</text:p>
          </table:table-cell>
          <table:table-cell/>
          <table:table-cell office:value-type="float" office:value="26.2715932" calcext:value-type="float">
            <text:p>26.2715932</text:p>
          </table:table-cell>
          <table:table-cell office:value-type="float" office:value="26.260524887" calcext:value-type="float">
            <text:p>26.260524887</text:p>
          </table:table-cell>
          <table:table-cell office:value-type="float" office:value="26.225637454" calcext:value-type="float">
            <text:p>26.225637454</text:p>
          </table:table-cell>
          <table:table-cell/>
          <table:table-cell office:value-type="float" office:value="0.061705278" calcext:value-type="float">
            <text:p>0.061705278</text:p>
          </table:table-cell>
          <table:table-cell office:value-type="float" office:value="0.050325416" calcext:value-type="float">
            <text:p>0.050325416</text:p>
          </table:table-cell>
          <table:table-cell office:value-type="float" office:value="0.014455652" calcext:value-type="float">
            <text:p>0.0144556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3 21:46:40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0.934410803" calcext:value-type="float">
            <text:p>0.934410803</text:p>
          </table:table-cell>
          <table:table-cell office:value-type="float" office:value="0.895797717" calcext:value-type="float">
            <text:p>0.895797717</text:p>
          </table:table-cell>
          <table:table-cell office:value-type="float" office:value="0.718599644" calcext:value-type="float">
            <text:p>0.718599644</text:p>
          </table:table-cell>
          <table:table-cell/>
          <table:table-cell office:value-type="float" office:value="0.007634075" calcext:value-type="float">
            <text:p>0.007634075</text:p>
          </table:table-cell>
          <table:table-cell office:value-type="float" office:value="0.007318609" calcext:value-type="float">
            <text:p>0.007318609</text:p>
          </table:table-cell>
          <table:table-cell office:value-type="float" office:value="0.005870912" calcext:value-type="float">
            <text:p>0.005870912</text:p>
          </table:table-cell>
          <table:table-cell/>
          <table:table-cell office:value-type="float" office:value="0.002364331" calcext:value-type="float">
            <text:p>0.002364331</text:p>
          </table:table-cell>
          <table:table-cell office:value-type="float" office:value="0.002048864" calcext:value-type="float">
            <text:p>0.002048864</text:p>
          </table:table-cell>
          <table:table-cell office:value-type="float" office:value="0.000601168" calcext:value-type="float">
            <text:p>0.000601168</text:p>
          </table:table-cell>
          <table:table-cell/>
          <table:table-cell office:value-type="float" office:value="26.269866398" calcext:value-type="float">
            <text:p>26.269866398</text:p>
          </table:table-cell>
          <table:table-cell office:value-type="float" office:value="26.262089274" calcext:value-type="float">
            <text:p>26.262089274</text:p>
          </table:table-cell>
          <table:table-cell office:value-type="float" office:value="26.226398842" calcext:value-type="float">
            <text:p>26.226398842</text:p>
          </table:table-cell>
          <table:table-cell/>
          <table:table-cell office:value-type="float" office:value="0.059929873" calcext:value-type="float">
            <text:p>0.059929873</text:p>
          </table:table-cell>
          <table:table-cell office:value-type="float" office:value="0.05193384" calcext:value-type="float">
            <text:p>0.05193384</text:p>
          </table:table-cell>
          <table:table-cell office:value-type="float" office:value="0.015238484" calcext:value-type="float">
            <text:p>0.01523848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3 21:46:41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3537163" calcext:value-type="float">
            <text:p>0.93537163</text:p>
          </table:table-cell>
          <table:table-cell office:value-type="float" office:value="0.898209917" calcext:value-type="float">
            <text:p>0.898209917</text:p>
          </table:table-cell>
          <table:table-cell office:value-type="float" office:value="0.722346988" calcext:value-type="float">
            <text:p>0.722346988</text:p>
          </table:table-cell>
          <table:table-cell/>
          <table:table-cell office:value-type="float" office:value="0.007641925" calcext:value-type="float">
            <text:p>0.007641925</text:p>
          </table:table-cell>
          <table:table-cell office:value-type="float" office:value="0.007338316" calcext:value-type="float">
            <text:p>0.007338316</text:p>
          </table:table-cell>
          <table:table-cell office:value-type="float" office:value="0.005901528" calcext:value-type="float">
            <text:p>0.005901528</text:p>
          </table:table-cell>
          <table:table-cell/>
          <table:table-cell office:value-type="float" office:value="0.002372181" calcext:value-type="float">
            <text:p>0.002372181</text:p>
          </table:table-cell>
          <table:table-cell office:value-type="float" office:value="0.002068572" calcext:value-type="float">
            <text:p>0.002068572</text:p>
          </table:table-cell>
          <table:table-cell office:value-type="float" office:value="0.000631783" calcext:value-type="float">
            <text:p>0.000631783</text:p>
          </table:table-cell>
          <table:table-cell/>
          <table:table-cell office:value-type="float" office:value="26.275113735" calcext:value-type="float">
            <text:p>26.275113735</text:p>
          </table:table-cell>
          <table:table-cell office:value-type="float" office:value="26.26762897" calcext:value-type="float">
            <text:p>26.26762897</text:p>
          </table:table-cell>
          <table:table-cell office:value-type="float" office:value="26.232207634" calcext:value-type="float">
            <text:p>26.232207634</text:p>
          </table:table-cell>
          <table:table-cell/>
          <table:table-cell office:value-type="float" office:value="0.060128841" calcext:value-type="float">
            <text:p>0.060128841</text:p>
          </table:table-cell>
          <table:table-cell office:value-type="float" office:value="0.052433363" calcext:value-type="float">
            <text:p>0.052433363</text:p>
          </table:table-cell>
          <table:table-cell office:value-type="float" office:value="0.016014526" calcext:value-type="float">
            <text:p>0.01601452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3 21:46:42</text:p>
          </table:table-cell>
          <table:table-cell office:value-type="float" office:value="26.20652" calcext:value-type="float">
            <text:p>26.20652</text:p>
          </table:table-cell>
          <table:table-cell office:value-type="float" office:value="0.935614817" calcext:value-type="float">
            <text:p>0.935614817</text:p>
          </table:table-cell>
          <table:table-cell office:value-type="float" office:value="0.905295122" calcext:value-type="float">
            <text:p>0.905295122</text:p>
          </table:table-cell>
          <table:table-cell office:value-type="float" office:value="0.724538651" calcext:value-type="float">
            <text:p>0.724538651</text:p>
          </table:table-cell>
          <table:table-cell/>
          <table:table-cell office:value-type="float" office:value="0.007643912" calcext:value-type="float">
            <text:p>0.007643912</text:p>
          </table:table-cell>
          <table:table-cell office:value-type="float" office:value="0.007396202" calcext:value-type="float">
            <text:p>0.007396202</text:p>
          </table:table-cell>
          <table:table-cell office:value-type="float" office:value="0.005919433" calcext:value-type="float">
            <text:p>0.005919433</text:p>
          </table:table-cell>
          <table:table-cell/>
          <table:table-cell office:value-type="float" office:value="0.002374168" calcext:value-type="float">
            <text:p>0.002374168</text:p>
          </table:table-cell>
          <table:table-cell office:value-type="float" office:value="0.002126458" calcext:value-type="float">
            <text:p>0.002126458</text:p>
          </table:table-cell>
          <table:table-cell office:value-type="float" office:value="0.000649689" calcext:value-type="float">
            <text:p>0.000649689</text:p>
          </table:table-cell>
          <table:table-cell/>
          <table:table-cell office:value-type="float" office:value="26.265055084" calcext:value-type="float">
            <text:p>26.265055084</text:p>
          </table:table-cell>
          <table:table-cell office:value-type="float" office:value="26.258948324" calcext:value-type="float">
            <text:p>26.258948324</text:p>
          </table:table-cell>
          <table:table-cell office:value-type="float" office:value="26.222541063" calcext:value-type="float">
            <text:p>26.222541063</text:p>
          </table:table-cell>
          <table:table-cell/>
          <table:table-cell office:value-type="float" office:value="0.0601792" calcext:value-type="float">
            <text:p>0.0601792</text:p>
          </table:table-cell>
          <table:table-cell office:value-type="float" office:value="0.053900578" calcext:value-type="float">
            <text:p>0.053900578</text:p>
          </table:table-cell>
          <table:table-cell office:value-type="float" office:value="0.0164684" calcext:value-type="float">
            <text:p>0.016468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3 21:46:43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36089866" calcext:value-type="float">
            <text:p>0.936089866</text:p>
          </table:table-cell>
          <table:table-cell office:value-type="float" office:value="0.911319961" calcext:value-type="float">
            <text:p>0.911319961</text:p>
          </table:table-cell>
          <table:table-cell office:value-type="float" office:value="0.727487889" calcext:value-type="float">
            <text:p>0.727487889</text:p>
          </table:table-cell>
          <table:table-cell/>
          <table:table-cell office:value-type="float" office:value="0.007647793" calcext:value-type="float">
            <text:p>0.007647793</text:p>
          </table:table-cell>
          <table:table-cell office:value-type="float" office:value="0.007445425" calcext:value-type="float">
            <text:p>0.007445425</text:p>
          </table:table-cell>
          <table:table-cell office:value-type="float" office:value="0.005943529" calcext:value-type="float">
            <text:p>0.005943529</text:p>
          </table:table-cell>
          <table:table-cell/>
          <table:table-cell office:value-type="float" office:value="0.002378049" calcext:value-type="float">
            <text:p>0.002378049</text:p>
          </table:table-cell>
          <table:table-cell office:value-type="float" office:value="0.00217568" calcext:value-type="float">
            <text:p>0.00217568</text:p>
          </table:table-cell>
          <table:table-cell office:value-type="float" office:value="0.000673784" calcext:value-type="float">
            <text:p>0.000673784</text:p>
          </table:table-cell>
          <table:table-cell/>
          <table:table-cell office:value-type="float" office:value="26.275258395" calcext:value-type="float">
            <text:p>26.275258395</text:p>
          </table:table-cell>
          <table:table-cell office:value-type="float" office:value="26.270269478" calcext:value-type="float">
            <text:p>26.270269478</text:p>
          </table:table-cell>
          <table:table-cell office:value-type="float" office:value="26.233243101" calcext:value-type="float">
            <text:p>26.233243101</text:p>
          </table:table-cell>
          <table:table-cell/>
          <table:table-cell office:value-type="float" office:value="0.060277573" calcext:value-type="float">
            <text:p>0.060277573</text:p>
          </table:table-cell>
          <table:table-cell office:value-type="float" office:value="0.05514821" calcext:value-type="float">
            <text:p>0.05514821</text:p>
          </table:table-cell>
          <table:table-cell office:value-type="float" office:value="0.017079161" calcext:value-type="float">
            <text:p>0.01707916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3 21:46:45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0.93732249" calcext:value-type="float">
            <text:p>0.93732249</text:p>
          </table:table-cell>
          <table:table-cell office:value-type="float" office:value="0.916113367" calcext:value-type="float">
            <text:p>0.916113367</text:p>
          </table:table-cell>
          <table:table-cell office:value-type="float" office:value="0.730108706" calcext:value-type="float">
            <text:p>0.730108706</text:p>
          </table:table-cell>
          <table:table-cell/>
          <table:table-cell office:value-type="float" office:value="0.007657863" calcext:value-type="float">
            <text:p>0.007657863</text:p>
          </table:table-cell>
          <table:table-cell office:value-type="float" office:value="0.007484586" calcext:value-type="float">
            <text:p>0.007484586</text:p>
          </table:table-cell>
          <table:table-cell office:value-type="float" office:value="0.00596494" calcext:value-type="float">
            <text:p>0.00596494</text:p>
          </table:table-cell>
          <table:table-cell/>
          <table:table-cell office:value-type="float" office:value="0.002388119" calcext:value-type="float">
            <text:p>0.002388119</text:p>
          </table:table-cell>
          <table:table-cell office:value-type="float" office:value="0.002214842" calcext:value-type="float">
            <text:p>0.002214842</text:p>
          </table:table-cell>
          <table:table-cell office:value-type="float" office:value="0.000695196" calcext:value-type="float">
            <text:p>0.000695196</text:p>
          </table:table-cell>
          <table:table-cell/>
          <table:table-cell office:value-type="float" office:value="26.270452843" calcext:value-type="float">
            <text:p>26.270452843</text:p>
          </table:table-cell>
          <table:table-cell office:value-type="float" office:value="26.266181088" calcext:value-type="float">
            <text:p>26.266181088</text:p>
          </table:table-cell>
          <table:table-cell office:value-type="float" office:value="26.228716979" calcext:value-type="float">
            <text:p>26.228716979</text:p>
          </table:table-cell>
          <table:table-cell/>
          <table:table-cell office:value-type="float" office:value="0.060532825" calcext:value-type="float">
            <text:p>0.060532825</text:p>
          </table:table-cell>
          <table:table-cell office:value-type="float" office:value="0.056140833" calcext:value-type="float">
            <text:p>0.056140833</text:p>
          </table:table-cell>
          <table:table-cell office:value-type="float" office:value="0.017621908" calcext:value-type="float">
            <text:p>0.01762190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3 21:46:46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4091367" calcext:value-type="float">
            <text:p>0.94091367</text:p>
          </table:table-cell>
          <table:table-cell office:value-type="float" office:value="0.914897432" calcext:value-type="float">
            <text:p>0.914897432</text:p>
          </table:table-cell>
          <table:table-cell office:value-type="float" office:value="0.732980458" calcext:value-type="float">
            <text:p>0.732980458</text:p>
          </table:table-cell>
          <table:table-cell/>
          <table:table-cell office:value-type="float" office:value="0.007687203" calcext:value-type="float">
            <text:p>0.007687203</text:p>
          </table:table-cell>
          <table:table-cell office:value-type="float" office:value="0.007474652" calcext:value-type="float">
            <text:p>0.007474652</text:p>
          </table:table-cell>
          <table:table-cell office:value-type="float" office:value="0.005988402" calcext:value-type="float">
            <text:p>0.005988402</text:p>
          </table:table-cell>
          <table:table-cell/>
          <table:table-cell office:value-type="float" office:value="0.002417459" calcext:value-type="float">
            <text:p>0.002417459</text:p>
          </table:table-cell>
          <table:table-cell office:value-type="float" office:value="0.002204908" calcext:value-type="float">
            <text:p>0.002204908</text:p>
          </table:table-cell>
          <table:table-cell office:value-type="float" office:value="0.000718658" calcext:value-type="float">
            <text:p>0.000718658</text:p>
          </table:table-cell>
          <table:table-cell/>
          <table:table-cell office:value-type="float" office:value="26.276229956" calcext:value-type="float">
            <text:p>26.276229956</text:p>
          </table:table-cell>
          <table:table-cell office:value-type="float" office:value="26.270990019" calcext:value-type="float">
            <text:p>26.270990019</text:p>
          </table:table-cell>
          <table:table-cell office:value-type="float" office:value="26.234349399" calcext:value-type="float">
            <text:p>26.234349399</text:p>
          </table:table-cell>
          <table:table-cell/>
          <table:table-cell office:value-type="float" office:value="0.061276485" calcext:value-type="float">
            <text:p>0.061276485</text:p>
          </table:table-cell>
          <table:table-cell office:value-type="float" office:value="0.055889036" calcext:value-type="float">
            <text:p>0.055889036</text:p>
          </table:table-cell>
          <table:table-cell office:value-type="float" office:value="0.018216621" calcext:value-type="float">
            <text:p>0.0182166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3 21:46:47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38913934" calcext:value-type="float">
            <text:p>0.938913934</text:p>
          </table:table-cell>
          <table:table-cell office:value-type="float" office:value="0.924750677" calcext:value-type="float">
            <text:p>0.924750677</text:p>
          </table:table-cell>
          <table:table-cell office:value-type="float" office:value="0.735699026" calcext:value-type="float">
            <text:p>0.735699026</text:p>
          </table:table-cell>
          <table:table-cell/>
          <table:table-cell office:value-type="float" office:value="0.007670865" calcext:value-type="float">
            <text:p>0.007670865</text:p>
          </table:table-cell>
          <table:table-cell office:value-type="float" office:value="0.007555153" calcext:value-type="float">
            <text:p>0.007555153</text:p>
          </table:table-cell>
          <table:table-cell office:value-type="float" office:value="0.006010613" calcext:value-type="float">
            <text:p>0.006010613</text:p>
          </table:table-cell>
          <table:table-cell/>
          <table:table-cell office:value-type="float" office:value="0.002401121" calcext:value-type="float">
            <text:p>0.002401121</text:p>
          </table:table-cell>
          <table:table-cell office:value-type="float" office:value="0.002285408" calcext:value-type="float">
            <text:p>0.002285408</text:p>
          </table:table-cell>
          <table:table-cell office:value-type="float" office:value="0.000740869" calcext:value-type="float">
            <text:p>0.000740869</text:p>
          </table:table-cell>
          <table:table-cell/>
          <table:table-cell office:value-type="float" office:value="26.27582719" calcext:value-type="float">
            <text:p>26.27582719</text:p>
          </table:table-cell>
          <table:table-cell office:value-type="float" office:value="26.272974567" calcext:value-type="float">
            <text:p>26.272974567</text:p>
          </table:table-cell>
          <table:table-cell office:value-type="float" office:value="26.234896966" calcext:value-type="float">
            <text:p>26.234896966</text:p>
          </table:table-cell>
          <table:table-cell/>
          <table:table-cell office:value-type="float" office:value="0.060862381" calcext:value-type="float">
            <text:p>0.060862381</text:p>
          </table:table-cell>
          <table:table-cell office:value-type="float" office:value="0.057929453" calcext:value-type="float">
            <text:p>0.057929453</text:p>
          </table:table-cell>
          <table:table-cell office:value-type="float" office:value="0.01877961" calcext:value-type="float">
            <text:p>0.0187796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3 21:46:48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059914954" calcext:value-type="float">
            <text:p>1.059914954</text:p>
          </table:table-cell>
          <table:table-cell office:value-type="float" office:value="1.105222238" calcext:value-type="float">
            <text:p>1.105222238</text:p>
          </table:table-cell>
          <table:table-cell office:value-type="float" office:value="0.739329545" calcext:value-type="float">
            <text:p>0.739329545</text:p>
          </table:table-cell>
          <table:table-cell/>
          <table:table-cell office:value-type="float" office:value="0.008659436" calcext:value-type="float">
            <text:p>0.008659436</text:p>
          </table:table-cell>
          <table:table-cell office:value-type="float" office:value="0.009029593" calcext:value-type="float">
            <text:p>0.009029593</text:p>
          </table:table-cell>
          <table:table-cell office:value-type="float" office:value="0.006040274" calcext:value-type="float">
            <text:p>0.006040274</text:p>
          </table:table-cell>
          <table:table-cell/>
          <table:table-cell office:value-type="float" office:value="0.003389692" calcext:value-type="float">
            <text:p>0.003389692</text:p>
          </table:table-cell>
          <table:table-cell office:value-type="float" office:value="0.003759849" calcext:value-type="float">
            <text:p>0.003759849</text:p>
          </table:table-cell>
          <table:table-cell office:value-type="float" office:value="0.00077053" calcext:value-type="float">
            <text:p>0.00077053</text:p>
          </table:table-cell>
          <table:table-cell/>
          <table:table-cell office:value-type="float" office:value="26.300197727" calcext:value-type="float">
            <text:p>26.300197727</text:p>
          </table:table-cell>
          <table:table-cell office:value-type="float" office:value="26.309322829" calcext:value-type="float">
            <text:p>26.309322829</text:p>
          </table:table-cell>
          <table:table-cell office:value-type="float" office:value="26.235628214" calcext:value-type="float">
            <text:p>26.235628214</text:p>
          </table:table-cell>
          <table:table-cell/>
          <table:table-cell office:value-type="float" office:value="0.085918843" calcext:value-type="float">
            <text:p>0.085918843</text:p>
          </table:table-cell>
          <table:table-cell office:value-type="float" office:value="0.095300714" calcext:value-type="float">
            <text:p>0.095300714</text:p>
          </table:table-cell>
          <table:table-cell office:value-type="float" office:value="0.019531456" calcext:value-type="float">
            <text:p>0.01953145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3 21:46:50</text:p>
          </table:table-cell>
          <table:table-cell office:value-type="float" office:value="26.22169" calcext:value-type="float">
            <text:p>26.22169</text:p>
          </table:table-cell>
          <table:table-cell office:value-type="float" office:value="1.088106762" calcext:value-type="float">
            <text:p>1.088106762</text:p>
          </table:table-cell>
          <table:table-cell office:value-type="float" office:value="1.150735754" calcext:value-type="float">
            <text:p>1.150735754</text:p>
          </table:table-cell>
          <table:table-cell office:value-type="float" office:value="0.74200639" calcext:value-type="float">
            <text:p>0.74200639</text:p>
          </table:table-cell>
          <table:table-cell/>
          <table:table-cell office:value-type="float" office:value="0.008889761" calcext:value-type="float">
            <text:p>0.008889761</text:p>
          </table:table-cell>
          <table:table-cell office:value-type="float" office:value="0.009401436" calcext:value-type="float">
            <text:p>0.009401436</text:p>
          </table:table-cell>
          <table:table-cell office:value-type="float" office:value="0.006062144" calcext:value-type="float">
            <text:p>0.006062144</text:p>
          </table:table-cell>
          <table:table-cell/>
          <table:table-cell office:value-type="float" office:value="0.003620017" calcext:value-type="float">
            <text:p>0.003620017</text:p>
          </table:table-cell>
          <table:table-cell office:value-type="float" office:value="0.004131692" calcext:value-type="float">
            <text:p>0.004131692</text:p>
          </table:table-cell>
          <table:table-cell office:value-type="float" office:value="0.000792399" calcext:value-type="float">
            <text:p>0.000792399</text:p>
          </table:table-cell>
          <table:table-cell/>
          <table:table-cell office:value-type="float" office:value="26.310929379" calcext:value-type="float">
            <text:p>26.310929379</text:p>
          </table:table-cell>
          <table:table-cell office:value-type="float" office:value="26.323543016" calcext:value-type="float">
            <text:p>26.323543016</text:p>
          </table:table-cell>
          <table:table-cell office:value-type="float" office:value="26.241221366" calcext:value-type="float">
            <text:p>26.241221366</text:p>
          </table:table-cell>
          <table:table-cell/>
          <table:table-cell office:value-type="float" office:value="0.091756591" calcext:value-type="float">
            <text:p>0.091756591</text:p>
          </table:table-cell>
          <table:table-cell office:value-type="float" office:value="0.104725181" calcext:value-type="float">
            <text:p>0.104725181</text:p>
          </table:table-cell>
          <table:table-cell office:value-type="float" office:value="0.020085804" calcext:value-type="float">
            <text:p>0.02008580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3 21:46:51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107933653" calcext:value-type="float">
            <text:p>1.107933653</text:p>
          </table:table-cell>
          <table:table-cell office:value-type="float" office:value="1.16275384" calcext:value-type="float">
            <text:p>1.16275384</text:p>
          </table:table-cell>
          <table:table-cell office:value-type="float" office:value="0.743162125" calcext:value-type="float">
            <text:p>0.743162125</text:p>
          </table:table-cell>
          <table:table-cell/>
          <table:table-cell office:value-type="float" office:value="0.009051746" calcext:value-type="float">
            <text:p>0.009051746</text:p>
          </table:table-cell>
          <table:table-cell office:value-type="float" office:value="0.009499623" calcext:value-type="float">
            <text:p>0.009499623</text:p>
          </table:table-cell>
          <table:table-cell office:value-type="float" office:value="0.006071586" calcext:value-type="float">
            <text:p>0.006071586</text:p>
          </table:table-cell>
          <table:table-cell/>
          <table:table-cell office:value-type="float" office:value="0.003782001" calcext:value-type="float">
            <text:p>0.003782001</text:p>
          </table:table-cell>
          <table:table-cell office:value-type="float" office:value="0.004229879" calcext:value-type="float">
            <text:p>0.004229879</text:p>
          </table:table-cell>
          <table:table-cell office:value-type="float" office:value="0.000801842" calcext:value-type="float">
            <text:p>0.000801842</text:p>
          </table:table-cell>
          <table:table-cell/>
          <table:table-cell office:value-type="float" office:value="26.309868918" calcext:value-type="float">
            <text:p>26.309868918</text:p>
          </table:table-cell>
          <table:table-cell office:value-type="float" office:value="26.32090986" calcext:value-type="float">
            <text:p>26.32090986</text:p>
          </table:table-cell>
          <table:table-cell office:value-type="float" office:value="26.236400161" calcext:value-type="float">
            <text:p>26.236400161</text:p>
          </table:table-cell>
          <table:table-cell/>
          <table:table-cell office:value-type="float" office:value="0.095862169" calcext:value-type="float">
            <text:p>0.095862169</text:p>
          </table:table-cell>
          <table:table-cell office:value-type="float" office:value="0.107213744" calcext:value-type="float">
            <text:p>0.107213744</text:p>
          </table:table-cell>
          <table:table-cell office:value-type="float" office:value="0.020325145" calcext:value-type="float">
            <text:p>0.02032514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3 21:46:52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43610185" calcext:value-type="float">
            <text:p>0.943610185</text:p>
          </table:table-cell>
          <table:table-cell office:value-type="float" office:value="0.936147086" calcext:value-type="float">
            <text:p>0.936147086</text:p>
          </table:table-cell>
          <table:table-cell office:value-type="float" office:value="0.74626097" calcext:value-type="float">
            <text:p>0.74626097</text:p>
          </table:table-cell>
          <table:table-cell/>
          <table:table-cell office:value-type="float" office:value="0.007709234" calcext:value-type="float">
            <text:p>0.007709234</text:p>
          </table:table-cell>
          <table:table-cell office:value-type="float" office:value="0.007648261" calcext:value-type="float">
            <text:p>0.007648261</text:p>
          </table:table-cell>
          <table:table-cell office:value-type="float" office:value="0.006096903" calcext:value-type="float">
            <text:p>0.006096903</text:p>
          </table:table-cell>
          <table:table-cell/>
          <table:table-cell office:value-type="float" office:value="0.002439489" calcext:value-type="float">
            <text:p>0.002439489</text:p>
          </table:table-cell>
          <table:table-cell office:value-type="float" office:value="0.002378516" calcext:value-type="float">
            <text:p>0.002378516</text:p>
          </table:table-cell>
          <table:table-cell office:value-type="float" office:value="0.000827159" calcext:value-type="float">
            <text:p>0.000827159</text:p>
          </table:table-cell>
          <table:table-cell/>
          <table:table-cell office:value-type="float" office:value="26.276773061" calcext:value-type="float">
            <text:p>26.276773061</text:p>
          </table:table-cell>
          <table:table-cell office:value-type="float" office:value="26.275269919" calcext:value-type="float">
            <text:p>26.275269919</text:p>
          </table:table-cell>
          <table:table-cell office:value-type="float" office:value="26.23702432" calcext:value-type="float">
            <text:p>26.23702432</text:p>
          </table:table-cell>
          <table:table-cell/>
          <table:table-cell office:value-type="float" office:value="0.061834878" calcext:value-type="float">
            <text:p>0.061834878</text:p>
          </table:table-cell>
          <table:table-cell office:value-type="float" office:value="0.060289423" calcext:value-type="float">
            <text:p>0.060289423</text:p>
          </table:table-cell>
          <table:table-cell office:value-type="float" office:value="0.020966885" calcext:value-type="float">
            <text:p>0.02096688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3 21:46:53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1.118379965" calcext:value-type="float">
            <text:p>1.118379965</text:p>
          </table:table-cell>
          <table:table-cell office:value-type="float" office:value="1.1630614" calcext:value-type="float">
            <text:p>1.1630614</text:p>
          </table:table-cell>
          <table:table-cell office:value-type="float" office:value="0.747407764" calcext:value-type="float">
            <text:p>0.747407764</text:p>
          </table:table-cell>
          <table:table-cell/>
          <table:table-cell office:value-type="float" office:value="0.009137091" calcext:value-type="float">
            <text:p>0.009137091</text:p>
          </table:table-cell>
          <table:table-cell office:value-type="float" office:value="0.009502136" calcext:value-type="float">
            <text:p>0.009502136</text:p>
          </table:table-cell>
          <table:table-cell office:value-type="float" office:value="0.006106273" calcext:value-type="float">
            <text:p>0.006106273</text:p>
          </table:table-cell>
          <table:table-cell/>
          <table:table-cell office:value-type="float" office:value="0.003867347" calcext:value-type="float">
            <text:p>0.003867347</text:p>
          </table:table-cell>
          <table:table-cell office:value-type="float" office:value="0.004232391" calcext:value-type="float">
            <text:p>0.004232391</text:p>
          </table:table-cell>
          <table:table-cell office:value-type="float" office:value="0.000836528" calcext:value-type="float">
            <text:p>0.000836528</text:p>
          </table:table-cell>
          <table:table-cell/>
          <table:table-cell office:value-type="float" office:value="26.306919191" calcext:value-type="float">
            <text:p>26.306919191</text:p>
          </table:table-cell>
          <table:table-cell office:value-type="float" office:value="26.315918191" calcext:value-type="float">
            <text:p>26.315918191</text:p>
          </table:table-cell>
          <table:table-cell office:value-type="float" office:value="26.232201319" calcext:value-type="float">
            <text:p>26.232201319</text:p>
          </table:table-cell>
          <table:table-cell/>
          <table:table-cell office:value-type="float" office:value="0.098025291" calcext:value-type="float">
            <text:p>0.098025291</text:p>
          </table:table-cell>
          <table:table-cell office:value-type="float" office:value="0.107277429" calcext:value-type="float">
            <text:p>0.107277429</text:p>
          </table:table-cell>
          <table:table-cell office:value-type="float" office:value="0.021204375" calcext:value-type="float">
            <text:p>0.0212043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3 21:46:55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140524285" calcext:value-type="float">
            <text:p>1.140524285</text:p>
          </table:table-cell>
          <table:table-cell office:value-type="float" office:value="1.091120373" calcext:value-type="float">
            <text:p>1.091120373</text:p>
          </table:table-cell>
          <table:table-cell office:value-type="float" office:value="0.748182028" calcext:value-type="float">
            <text:p>0.748182028</text:p>
          </table:table-cell>
          <table:table-cell/>
          <table:table-cell office:value-type="float" office:value="0.009318009" calcext:value-type="float">
            <text:p>0.009318009</text:p>
          </table:table-cell>
          <table:table-cell office:value-type="float" office:value="0.008914382" calcext:value-type="float">
            <text:p>0.008914382</text:p>
          </table:table-cell>
          <table:table-cell office:value-type="float" office:value="0.006112598" calcext:value-type="float">
            <text:p>0.006112598</text:p>
          </table:table-cell>
          <table:table-cell/>
          <table:table-cell office:value-type="float" office:value="0.004048265" calcext:value-type="float">
            <text:p>0.004048265</text:p>
          </table:table-cell>
          <table:table-cell office:value-type="float" office:value="0.003644638" calcext:value-type="float">
            <text:p>0.003644638</text:p>
          </table:table-cell>
          <table:table-cell office:value-type="float" office:value="0.000842854" calcext:value-type="float">
            <text:p>0.000842854</text:p>
          </table:table-cell>
          <table:table-cell/>
          <table:table-cell office:value-type="float" office:value="26.316432777" calcext:value-type="float">
            <text:p>26.316432777</text:p>
          </table:table-cell>
          <table:table-cell office:value-type="float" office:value="26.306482654" calcext:value-type="float">
            <text:p>26.306482654</text:p>
          </table:table-cell>
          <table:table-cell office:value-type="float" office:value="26.237411253" calcext:value-type="float">
            <text:p>26.237411253</text:p>
          </table:table-cell>
          <table:table-cell/>
          <table:table-cell office:value-type="float" office:value="0.102610706" calcext:value-type="float">
            <text:p>0.102610706</text:p>
          </table:table-cell>
          <table:table-cell office:value-type="float" office:value="0.092380624" calcext:value-type="float">
            <text:p>0.092380624</text:p>
          </table:table-cell>
          <table:table-cell office:value-type="float" office:value="0.021364717" calcext:value-type="float">
            <text:p>0.02136471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3 21:46:56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1.14948346" calcext:value-type="float">
            <text:p>1.14948346</text:p>
          </table:table-cell>
          <table:table-cell office:value-type="float" office:value="1.079819927" calcext:value-type="float">
            <text:p>1.079819927</text:p>
          </table:table-cell>
          <table:table-cell office:value-type="float" office:value="0.749573797" calcext:value-type="float">
            <text:p>0.749573797</text:p>
          </table:table-cell>
          <table:table-cell/>
          <table:table-cell office:value-type="float" office:value="0.009391205" calcext:value-type="float">
            <text:p>0.009391205</text:p>
          </table:table-cell>
          <table:table-cell office:value-type="float" office:value="0.008822058" calcext:value-type="float">
            <text:p>0.008822058</text:p>
          </table:table-cell>
          <table:table-cell office:value-type="float" office:value="0.006123969" calcext:value-type="float">
            <text:p>0.006123969</text:p>
          </table:table-cell>
          <table:table-cell/>
          <table:table-cell office:value-type="float" office:value="0.00412146" calcext:value-type="float">
            <text:p>0.00412146</text:p>
          </table:table-cell>
          <table:table-cell office:value-type="float" office:value="0.003552314" calcext:value-type="float">
            <text:p>0.003552314</text:p>
          </table:table-cell>
          <table:table-cell office:value-type="float" office:value="0.000854225" calcext:value-type="float">
            <text:p>0.000854225</text:p>
          </table:table-cell>
          <table:table-cell/>
          <table:table-cell office:value-type="float" office:value="26.313183553" calcext:value-type="float">
            <text:p>26.313183553</text:p>
          </table:table-cell>
          <table:table-cell office:value-type="float" office:value="26.299153006" calcext:value-type="float">
            <text:p>26.299153006</text:p>
          </table:table-cell>
          <table:table-cell office:value-type="float" office:value="26.232637596" calcext:value-type="float">
            <text:p>26.232637596</text:p>
          </table:table-cell>
          <table:table-cell/>
          <table:table-cell office:value-type="float" office:value="0.104465871" calcext:value-type="float">
            <text:p>0.104465871</text:p>
          </table:table-cell>
          <table:table-cell office:value-type="float" office:value="0.090040619" calcext:value-type="float">
            <text:p>0.090040619</text:p>
          </table:table-cell>
          <table:table-cell office:value-type="float" office:value="0.021652938" calcext:value-type="float">
            <text:p>0.02165293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3 21:46:57</text:p>
          </table:table-cell>
          <table:table-cell office:value-type="float" office:value="26.20652" calcext:value-type="float">
            <text:p>26.20652</text:p>
          </table:table-cell>
          <table:table-cell office:value-type="float" office:value="1.081244478" calcext:value-type="float">
            <text:p>1.081244478</text:p>
          </table:table-cell>
          <table:table-cell office:value-type="float" office:value="1.15353002" calcext:value-type="float">
            <text:p>1.15353002</text:p>
          </table:table-cell>
          <table:table-cell office:value-type="float" office:value="0.750419587" calcext:value-type="float">
            <text:p>0.750419587</text:p>
          </table:table-cell>
          <table:table-cell/>
          <table:table-cell office:value-type="float" office:value="0.008833697" calcext:value-type="float">
            <text:p>0.008833697</text:p>
          </table:table-cell>
          <table:table-cell office:value-type="float" office:value="0.009424265" calcext:value-type="float">
            <text:p>0.009424265</text:p>
          </table:table-cell>
          <table:table-cell office:value-type="float" office:value="0.006130879" calcext:value-type="float">
            <text:p>0.006130879</text:p>
          </table:table-cell>
          <table:table-cell/>
          <table:table-cell office:value-type="float" office:value="0.003563952" calcext:value-type="float">
            <text:p>0.003563952</text:p>
          </table:table-cell>
          <table:table-cell office:value-type="float" office:value="0.004154521" calcext:value-type="float">
            <text:p>0.004154521</text:p>
          </table:table-cell>
          <table:table-cell office:value-type="float" office:value="0.000861135" calcext:value-type="float">
            <text:p>0.000861135</text:p>
          </table:table-cell>
          <table:table-cell/>
          <table:table-cell office:value-type="float" office:value="26.294386233" calcext:value-type="float">
            <text:p>26.294386233</text:p>
          </table:table-cell>
          <table:table-cell office:value-type="float" office:value="26.308944923" calcext:value-type="float">
            <text:p>26.308944923</text:p>
          </table:table-cell>
          <table:table-cell office:value-type="float" office:value="26.227753972" calcext:value-type="float">
            <text:p>26.227753972</text:p>
          </table:table-cell>
          <table:table-cell/>
          <table:table-cell office:value-type="float" office:value="0.090335604" calcext:value-type="float">
            <text:p>0.090335604</text:p>
          </table:table-cell>
          <table:table-cell office:value-type="float" office:value="0.105303785" calcext:value-type="float">
            <text:p>0.105303785</text:p>
          </table:table-cell>
          <table:table-cell office:value-type="float" office:value="0.021828092" calcext:value-type="float">
            <text:p>0.02182809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3 21:46:58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147970098" calcext:value-type="float">
            <text:p>1.147970098</text:p>
          </table:table-cell>
          <table:table-cell office:value-type="float" office:value="1.081420312" calcext:value-type="float">
            <text:p>1.081420312</text:p>
          </table:table-cell>
          <table:table-cell office:value-type="float" office:value="0.748952716" calcext:value-type="float">
            <text:p>0.748952716</text:p>
          </table:table-cell>
          <table:table-cell/>
          <table:table-cell office:value-type="float" office:value="0.009378841" calcext:value-type="float">
            <text:p>0.009378841</text:p>
          </table:table-cell>
          <table:table-cell office:value-type="float" office:value="0.008835133" calcext:value-type="float">
            <text:p>0.008835133</text:p>
          </table:table-cell>
          <table:table-cell office:value-type="float" office:value="0.006118895" calcext:value-type="float">
            <text:p>0.006118895</text:p>
          </table:table-cell>
          <table:table-cell/>
          <table:table-cell office:value-type="float" office:value="0.004109096" calcext:value-type="float">
            <text:p>0.004109096</text:p>
          </table:table-cell>
          <table:table-cell office:value-type="float" office:value="0.003565389" calcext:value-type="float">
            <text:p>0.003565389</text:p>
          </table:table-cell>
          <table:table-cell office:value-type="float" office:value="0.00084915" calcext:value-type="float">
            <text:p>0.00084915</text:p>
          </table:table-cell>
          <table:table-cell/>
          <table:table-cell office:value-type="float" office:value="26.317932383" calcext:value-type="float">
            <text:p>26.317932383</text:p>
          </table:table-cell>
          <table:table-cell office:value-type="float" office:value="26.304529017" calcext:value-type="float">
            <text:p>26.304529017</text:p>
          </table:table-cell>
          <table:table-cell office:value-type="float" office:value="26.237566483" calcext:value-type="float">
            <text:p>26.237566483</text:p>
          </table:table-cell>
          <table:table-cell/>
          <table:table-cell office:value-type="float" office:value="0.104152501" calcext:value-type="float">
            <text:p>0.104152501</text:p>
          </table:table-cell>
          <table:table-cell office:value-type="float" office:value="0.090372015" calcext:value-type="float">
            <text:p>0.090372015</text:p>
          </table:table-cell>
          <table:table-cell office:value-type="float" office:value="0.021524318" calcext:value-type="float">
            <text:p>0.0215243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3 21:47:00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151605982" calcext:value-type="float">
            <text:p>1.151605982</text:p>
          </table:table-cell>
          <table:table-cell office:value-type="float" office:value="1.082757244" calcext:value-type="float">
            <text:p>1.082757244</text:p>
          </table:table-cell>
          <table:table-cell office:value-type="float" office:value="0.749975532" calcext:value-type="float">
            <text:p>0.749975532</text:p>
          </table:table-cell>
          <table:table-cell/>
          <table:table-cell office:value-type="float" office:value="0.009408546" calcext:value-type="float">
            <text:p>0.009408546</text:p>
          </table:table-cell>
          <table:table-cell office:value-type="float" office:value="0.008846056" calcext:value-type="float">
            <text:p>0.008846056</text:p>
          </table:table-cell>
          <table:table-cell office:value-type="float" office:value="0.006127251" calcext:value-type="float">
            <text:p>0.006127251</text:p>
          </table:table-cell>
          <table:table-cell/>
          <table:table-cell office:value-type="float" office:value="0.004138801" calcext:value-type="float">
            <text:p>0.004138801</text:p>
          </table:table-cell>
          <table:table-cell office:value-type="float" office:value="0.003576312" calcext:value-type="float">
            <text:p>0.003576312</text:p>
          </table:table-cell>
          <table:table-cell office:value-type="float" office:value="0.000857507" calcext:value-type="float">
            <text:p>0.000857507</text:p>
          </table:table-cell>
          <table:table-cell/>
          <table:table-cell office:value-type="float" office:value="26.318664658" calcext:value-type="float">
            <text:p>26.318664658</text:p>
          </table:table-cell>
          <table:table-cell office:value-type="float" office:value="26.304798282" calcext:value-type="float">
            <text:p>26.304798282</text:p>
          </table:table-cell>
          <table:table-cell office:value-type="float" office:value="26.237772495" calcext:value-type="float">
            <text:p>26.237772495</text:p>
          </table:table-cell>
          <table:table-cell/>
          <table:table-cell office:value-type="float" office:value="0.104905378" calcext:value-type="float">
            <text:p>0.104905378</text:p>
          </table:table-cell>
          <table:table-cell office:value-type="float" office:value="0.090648856" calcext:value-type="float">
            <text:p>0.090648856</text:p>
          </table:table-cell>
          <table:table-cell office:value-type="float" office:value="0.021736133" calcext:value-type="float">
            <text:p>0.02173613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3 21:47:01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11747159" calcext:value-type="float">
            <text:p>1.11747159</text:p>
          </table:table-cell>
          <table:table-cell office:value-type="float" office:value="1.172407409" calcext:value-type="float">
            <text:p>1.172407409</text:p>
          </table:table-cell>
          <table:table-cell office:value-type="float" office:value="0.748191565" calcext:value-type="float">
            <text:p>0.748191565</text:p>
          </table:table-cell>
          <table:table-cell/>
          <table:table-cell office:value-type="float" office:value="0.00912967" calcext:value-type="float">
            <text:p>0.00912967</text:p>
          </table:table-cell>
          <table:table-cell office:value-type="float" office:value="0.009578492" calcext:value-type="float">
            <text:p>0.009578492</text:p>
          </table:table-cell>
          <table:table-cell office:value-type="float" office:value="0.006112676" calcext:value-type="float">
            <text:p>0.006112676</text:p>
          </table:table-cell>
          <table:table-cell/>
          <table:table-cell office:value-type="float" office:value="0.003859926" calcext:value-type="float">
            <text:p>0.003859926</text:p>
          </table:table-cell>
          <table:table-cell office:value-type="float" office:value="0.004308748" calcext:value-type="float">
            <text:p>0.004308748</text:p>
          </table:table-cell>
          <table:table-cell office:value-type="float" office:value="0.000842932" calcext:value-type="float">
            <text:p>0.000842932</text:p>
          </table:table-cell>
          <table:table-cell/>
          <table:table-cell office:value-type="float" office:value="26.311789893" calcext:value-type="float">
            <text:p>26.311789893</text:p>
          </table:table-cell>
          <table:table-cell office:value-type="float" office:value="26.322854105" calcext:value-type="float">
            <text:p>26.322854105</text:p>
          </table:table-cell>
          <table:table-cell office:value-type="float" office:value="26.237413174" calcext:value-type="float">
            <text:p>26.237413174</text:p>
          </table:table-cell>
          <table:table-cell/>
          <table:table-cell office:value-type="float" office:value="0.097837194" calcext:value-type="float">
            <text:p>0.097837194</text:p>
          </table:table-cell>
          <table:table-cell office:value-type="float" office:value="0.109212685" calcext:value-type="float">
            <text:p>0.109212685</text:p>
          </table:table-cell>
          <table:table-cell office:value-type="float" office:value="0.021366692" calcext:value-type="float">
            <text:p>0.02136669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3 21:47:02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063496001" calcext:value-type="float">
            <text:p>1.063496001</text:p>
          </table:table-cell>
          <table:table-cell office:value-type="float" office:value="1.120295062" calcext:value-type="float">
            <text:p>1.120295062</text:p>
          </table:table-cell>
          <table:table-cell office:value-type="float" office:value="0.749855727" calcext:value-type="float">
            <text:p>0.749855727</text:p>
          </table:table-cell>
          <table:table-cell/>
          <table:table-cell office:value-type="float" office:value="0.008688693" calcext:value-type="float">
            <text:p>0.008688693</text:p>
          </table:table-cell>
          <table:table-cell office:value-type="float" office:value="0.009152737" calcext:value-type="float">
            <text:p>0.009152737</text:p>
          </table:table-cell>
          <table:table-cell office:value-type="float" office:value="0.006126272" calcext:value-type="float">
            <text:p>0.006126272</text:p>
          </table:table-cell>
          <table:table-cell/>
          <table:table-cell office:value-type="float" office:value="0.003418948" calcext:value-type="float">
            <text:p>0.003418948</text:p>
          </table:table-cell>
          <table:table-cell office:value-type="float" office:value="0.003882993" calcext:value-type="float">
            <text:p>0.003882993</text:p>
          </table:table-cell>
          <table:table-cell office:value-type="float" office:value="0.000856528" calcext:value-type="float">
            <text:p>0.000856528</text:p>
          </table:table-cell>
          <table:table-cell/>
          <table:table-cell office:value-type="float" office:value="26.30091897" calcext:value-type="float">
            <text:p>26.30091897</text:p>
          </table:table-cell>
          <table:table-cell office:value-type="float" office:value="26.31235855" calcext:value-type="float">
            <text:p>26.31235855</text:p>
          </table:table-cell>
          <table:table-cell office:value-type="float" office:value="26.237748364" calcext:value-type="float">
            <text:p>26.237748364</text:p>
          </table:table-cell>
          <table:table-cell/>
          <table:table-cell office:value-type="float" office:value="0.086660381" calcext:value-type="float">
            <text:p>0.086660381</text:p>
          </table:table-cell>
          <table:table-cell office:value-type="float" office:value="0.098421851" calcext:value-type="float">
            <text:p>0.098421851</text:p>
          </table:table-cell>
          <table:table-cell office:value-type="float" office:value="0.021711323" calcext:value-type="float">
            <text:p>0.0217113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3 21:47:03</text:p>
          </table:table-cell>
          <table:table-cell office:value-type="float" office:value="26.20147" calcext:value-type="float">
            <text:p>26.20147</text:p>
          </table:table-cell>
          <table:table-cell office:value-type="float" office:value="1.155693669" calcext:value-type="float">
            <text:p>1.155693669</text:p>
          </table:table-cell>
          <table:table-cell office:value-type="float" office:value="1.079914103" calcext:value-type="float">
            <text:p>1.079914103</text:p>
          </table:table-cell>
          <table:table-cell office:value-type="float" office:value="0.747393459" calcext:value-type="float">
            <text:p>0.747393459</text:p>
          </table:table-cell>
          <table:table-cell/>
          <table:table-cell office:value-type="float" office:value="0.009441942" calcext:value-type="float">
            <text:p>0.009441942</text:p>
          </table:table-cell>
          <table:table-cell office:value-type="float" office:value="0.008822828" calcext:value-type="float">
            <text:p>0.008822828</text:p>
          </table:table-cell>
          <table:table-cell office:value-type="float" office:value="0.006106156" calcext:value-type="float">
            <text:p>0.006106156</text:p>
          </table:table-cell>
          <table:table-cell/>
          <table:table-cell office:value-type="float" office:value="0.004172197" calcext:value-type="float">
            <text:p>0.004172197</text:p>
          </table:table-cell>
          <table:table-cell office:value-type="float" office:value="0.003553083" calcext:value-type="float">
            <text:p>0.003553083</text:p>
          </table:table-cell>
          <table:table-cell office:value-type="float" office:value="0.000836411" calcext:value-type="float">
            <text:p>0.000836411</text:p>
          </table:table-cell>
          <table:table-cell/>
          <table:table-cell office:value-type="float" office:value="26.304327073" calcext:value-type="float">
            <text:p>26.304327073</text:p>
          </table:table-cell>
          <table:table-cell office:value-type="float" office:value="26.289064601" calcext:value-type="float">
            <text:p>26.289064601</text:p>
          </table:table-cell>
          <table:table-cell office:value-type="float" office:value="26.22209047" calcext:value-type="float">
            <text:p>26.22209047</text:p>
          </table:table-cell>
          <table:table-cell/>
          <table:table-cell office:value-type="float" office:value="0.105751808" calcext:value-type="float">
            <text:p>0.105751808</text:p>
          </table:table-cell>
          <table:table-cell office:value-type="float" office:value="0.090060121" calcext:value-type="float">
            <text:p>0.090060121</text:p>
          </table:table-cell>
          <table:table-cell office:value-type="float" office:value="0.021201412" calcext:value-type="float">
            <text:p>0.0212014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3 21:47:05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110237969" calcext:value-type="float">
            <text:p>1.110237969</text:p>
          </table:table-cell>
          <table:table-cell office:value-type="float" office:value="1.16988494" calcext:value-type="float">
            <text:p>1.16988494</text:p>
          </table:table-cell>
          <table:table-cell office:value-type="float" office:value="0.746278256" calcext:value-type="float">
            <text:p>0.746278256</text:p>
          </table:table-cell>
          <table:table-cell/>
          <table:table-cell office:value-type="float" office:value="0.009070572" calcext:value-type="float">
            <text:p>0.009070572</text:p>
          </table:table-cell>
          <table:table-cell office:value-type="float" office:value="0.009557883" calcext:value-type="float">
            <text:p>0.009557883</text:p>
          </table:table-cell>
          <table:table-cell office:value-type="float" office:value="0.006097045" calcext:value-type="float">
            <text:p>0.006097045</text:p>
          </table:table-cell>
          <table:table-cell/>
          <table:table-cell office:value-type="float" office:value="0.003800827" calcext:value-type="float">
            <text:p>0.003800827</text:p>
          </table:table-cell>
          <table:table-cell office:value-type="float" office:value="0.004288139" calcext:value-type="float">
            <text:p>0.004288139</text:p>
          </table:table-cell>
          <table:table-cell office:value-type="float" office:value="0.0008273" calcext:value-type="float">
            <text:p>0.0008273</text:p>
          </table:table-cell>
          <table:table-cell/>
          <table:table-cell office:value-type="float" office:value="26.310333016" calcext:value-type="float">
            <text:p>26.310333016</text:p>
          </table:table-cell>
          <table:table-cell office:value-type="float" office:value="26.322346076" calcext:value-type="float">
            <text:p>26.322346076</text:p>
          </table:table-cell>
          <table:table-cell office:value-type="float" office:value="26.237027802" calcext:value-type="float">
            <text:p>26.237027802</text:p>
          </table:table-cell>
          <table:table-cell/>
          <table:table-cell office:value-type="float" office:value="0.096339325" calcext:value-type="float">
            <text:p>0.096339325</text:p>
          </table:table-cell>
          <table:table-cell office:value-type="float" office:value="0.108690364" calcext:value-type="float">
            <text:p>0.108690364</text:p>
          </table:table-cell>
          <table:table-cell office:value-type="float" office:value="0.020970465" calcext:value-type="float">
            <text:p>0.0209704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3 21:47:06</text:p>
          </table:table-cell>
          <table:table-cell office:value-type="float" office:value="26.20652" calcext:value-type="float">
            <text:p>26.20652</text:p>
          </table:table-cell>
          <table:table-cell office:value-type="float" office:value="1.157006163" calcext:value-type="float">
            <text:p>1.157006163</text:p>
          </table:table-cell>
          <table:table-cell office:value-type="float" office:value="1.084456573" calcext:value-type="float">
            <text:p>1.084456573</text:p>
          </table:table-cell>
          <table:table-cell office:value-type="float" office:value="0.745484322" calcext:value-type="float">
            <text:p>0.745484322</text:p>
          </table:table-cell>
          <table:table-cell/>
          <table:table-cell office:value-type="float" office:value="0.009452665" calcext:value-type="float">
            <text:p>0.009452665</text:p>
          </table:table-cell>
          <table:table-cell office:value-type="float" office:value="0.008859939" calcext:value-type="float">
            <text:p>0.008859939</text:p>
          </table:table-cell>
          <table:table-cell office:value-type="float" office:value="0.006090558" calcext:value-type="float">
            <text:p>0.006090558</text:p>
          </table:table-cell>
          <table:table-cell/>
          <table:table-cell office:value-type="float" office:value="0.00418292" calcext:value-type="float">
            <text:p>0.00418292</text:p>
          </table:table-cell>
          <table:table-cell office:value-type="float" office:value="0.003590195" calcext:value-type="float">
            <text:p>0.003590195</text:p>
          </table:table-cell>
          <table:table-cell office:value-type="float" office:value="0.000820814" calcext:value-type="float">
            <text:p>0.000820814</text:p>
          </table:table-cell>
          <table:table-cell/>
          <table:table-cell office:value-type="float" office:value="26.309645032" calcext:value-type="float">
            <text:p>26.309645032</text:p>
          </table:table-cell>
          <table:table-cell office:value-type="float" office:value="26.29503317" calcext:value-type="float">
            <text:p>26.29503317</text:p>
          </table:table-cell>
          <table:table-cell office:value-type="float" office:value="26.226759918" calcext:value-type="float">
            <text:p>26.226759918</text:p>
          </table:table-cell>
          <table:table-cell/>
          <table:table-cell office:value-type="float" office:value="0.106023584" calcext:value-type="float">
            <text:p>0.106023584</text:p>
          </table:table-cell>
          <table:table-cell office:value-type="float" office:value="0.091000739" calcext:value-type="float">
            <text:p>0.091000739</text:p>
          </table:table-cell>
          <table:table-cell office:value-type="float" office:value="0.020806049" calcext:value-type="float">
            <text:p>0.02080604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3 21:47:07</text:p>
          </table:table-cell>
          <table:table-cell office:value-type="float" office:value="26.20652" calcext:value-type="float">
            <text:p>26.20652</text:p>
          </table:table-cell>
          <table:table-cell office:value-type="float" office:value="1.068459877" calcext:value-type="float">
            <text:p>1.068459877</text:p>
          </table:table-cell>
          <table:table-cell office:value-type="float" office:value="1.127870217" calcext:value-type="float">
            <text:p>1.127870217</text:p>
          </table:table-cell>
          <table:table-cell office:value-type="float" office:value="0.745609492" calcext:value-type="float">
            <text:p>0.745609492</text:p>
          </table:table-cell>
          <table:table-cell/>
          <table:table-cell office:value-type="float" office:value="0.008729247" calcext:value-type="float">
            <text:p>0.008729247</text:p>
          </table:table-cell>
          <table:table-cell office:value-type="float" office:value="0.009214626" calcext:value-type="float">
            <text:p>0.009214626</text:p>
          </table:table-cell>
          <table:table-cell office:value-type="float" office:value="0.006091581" calcext:value-type="float">
            <text:p>0.006091581</text:p>
          </table:table-cell>
          <table:table-cell/>
          <table:table-cell office:value-type="float" office:value="0.003459503" calcext:value-type="float">
            <text:p>0.003459503</text:p>
          </table:table-cell>
          <table:table-cell office:value-type="float" office:value="0.003944882" calcext:value-type="float">
            <text:p>0.003944882</text:p>
          </table:table-cell>
          <table:table-cell office:value-type="float" office:value="0.000821836" calcext:value-type="float">
            <text:p>0.000821836</text:p>
          </table:table-cell>
          <table:table-cell/>
          <table:table-cell office:value-type="float" office:value="26.291811328" calcext:value-type="float">
            <text:p>26.291811328</text:p>
          </table:table-cell>
          <table:table-cell office:value-type="float" office:value="26.303776925" calcext:value-type="float">
            <text:p>26.303776925</text:p>
          </table:table-cell>
          <table:table-cell office:value-type="float" office:value="26.22678513" calcext:value-type="float">
            <text:p>26.22678513</text:p>
          </table:table-cell>
          <table:table-cell/>
          <table:table-cell office:value-type="float" office:value="0.087688265" calcext:value-type="float">
            <text:p>0.087688265</text:p>
          </table:table-cell>
          <table:table-cell office:value-type="float" office:value="0.099990437" calcext:value-type="float">
            <text:p>0.099990437</text:p>
          </table:table-cell>
          <table:table-cell office:value-type="float" office:value="0.020831971" calcext:value-type="float">
            <text:p>0.02083197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3 21:47:08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1.153440613" calcext:value-type="float">
            <text:p>1.153440613</text:p>
          </table:table-cell>
          <table:table-cell office:value-type="float" office:value="1.085990201" calcext:value-type="float">
            <text:p>1.085990201</text:p>
          </table:table-cell>
          <table:table-cell office:value-type="float" office:value="0.743053048" calcext:value-type="float">
            <text:p>0.743053048</text:p>
          </table:table-cell>
          <table:table-cell/>
          <table:table-cell office:value-type="float" office:value="0.009423534" calcext:value-type="float">
            <text:p>0.009423534</text:p>
          </table:table-cell>
          <table:table-cell office:value-type="float" office:value="0.008872469" calcext:value-type="float">
            <text:p>0.008872469</text:p>
          </table:table-cell>
          <table:table-cell office:value-type="float" office:value="0.006070695" calcext:value-type="float">
            <text:p>0.006070695</text:p>
          </table:table-cell>
          <table:table-cell/>
          <table:table-cell office:value-type="float" office:value="0.00415379" calcext:value-type="float">
            <text:p>0.00415379</text:p>
          </table:table-cell>
          <table:table-cell office:value-type="float" office:value="0.003602725" calcext:value-type="float">
            <text:p>0.003602725</text:p>
          </table:table-cell>
          <table:table-cell office:value-type="float" office:value="0.000800951" calcext:value-type="float">
            <text:p>0.000800951</text:p>
          </table:table-cell>
          <table:table-cell/>
          <table:table-cell office:value-type="float" office:value="26.313980536" calcext:value-type="float">
            <text:p>26.313980536</text:p>
          </table:table-cell>
          <table:table-cell office:value-type="float" office:value="26.300395733" calcext:value-type="float">
            <text:p>26.300395733</text:p>
          </table:table-cell>
          <table:table-cell office:value-type="float" office:value="26.231324202" calcext:value-type="float">
            <text:p>26.231324202</text:p>
          </table:table-cell>
          <table:table-cell/>
          <table:table-cell office:value-type="float" office:value="0.105285272" calcext:value-type="float">
            <text:p>0.105285272</text:p>
          </table:table-cell>
          <table:table-cell office:value-type="float" office:value="0.09131831" calcext:value-type="float">
            <text:p>0.09131831</text:p>
          </table:table-cell>
          <table:table-cell office:value-type="float" office:value="0.020302557" calcext:value-type="float">
            <text:p>0.02030255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3 21:47:10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108675731" calcext:value-type="float">
            <text:p>1.108675731</text:p>
          </table:table-cell>
          <table:table-cell office:value-type="float" office:value="1.166479727" calcext:value-type="float">
            <text:p>1.166479727</text:p>
          </table:table-cell>
          <table:table-cell office:value-type="float" office:value="0.741361468" calcext:value-type="float">
            <text:p>0.741361468</text:p>
          </table:table-cell>
          <table:table-cell/>
          <table:table-cell office:value-type="float" office:value="0.009057808" calcext:value-type="float">
            <text:p>0.009057808</text:p>
          </table:table-cell>
          <table:table-cell office:value-type="float" office:value="0.009530063" calcext:value-type="float">
            <text:p>0.009530063</text:p>
          </table:table-cell>
          <table:table-cell office:value-type="float" office:value="0.006056875" calcext:value-type="float">
            <text:p>0.006056875</text:p>
          </table:table-cell>
          <table:table-cell/>
          <table:table-cell office:value-type="float" office:value="0.003788064" calcext:value-type="float">
            <text:p>0.003788064</text:p>
          </table:table-cell>
          <table:table-cell office:value-type="float" office:value="0.004260319" calcext:value-type="float">
            <text:p>0.004260319</text:p>
          </table:table-cell>
          <table:table-cell office:value-type="float" office:value="0.00078713" calcext:value-type="float">
            <text:p>0.00078713</text:p>
          </table:table-cell>
          <table:table-cell/>
          <table:table-cell office:value-type="float" office:value="26.310018375" calcext:value-type="float">
            <text:p>26.310018375</text:p>
          </table:table-cell>
          <table:table-cell office:value-type="float" office:value="26.32166026" calcext:value-type="float">
            <text:p>26.32166026</text:p>
          </table:table-cell>
          <table:table-cell office:value-type="float" office:value="26.236037478" calcext:value-type="float">
            <text:p>26.236037478</text:p>
          </table:table-cell>
          <table:table-cell/>
          <table:table-cell office:value-type="float" office:value="0.096015832" calcext:value-type="float">
            <text:p>0.096015832</text:p>
          </table:table-cell>
          <table:table-cell office:value-type="float" office:value="0.107985254" calcext:value-type="float">
            <text:p>0.107985254</text:p>
          </table:table-cell>
          <table:table-cell office:value-type="float" office:value="0.019952247" calcext:value-type="float">
            <text:p>0.01995224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3 21:47:11</text:p>
          </table:table-cell>
          <table:table-cell office:value-type="float" office:value="26.20147" calcext:value-type="float">
            <text:p>26.20147</text:p>
          </table:table-cell>
          <table:table-cell office:value-type="float" office:value="1.15886702" calcext:value-type="float">
            <text:p>1.15886702</text:p>
          </table:table-cell>
          <table:table-cell office:value-type="float" office:value="1.078897843" calcext:value-type="float">
            <text:p>1.078897843</text:p>
          </table:table-cell>
          <table:table-cell office:value-type="float" office:value="0.739553659" calcext:value-type="float">
            <text:p>0.739553659</text:p>
          </table:table-cell>
          <table:table-cell/>
          <table:table-cell office:value-type="float" office:value="0.009467868" calcext:value-type="float">
            <text:p>0.009467868</text:p>
          </table:table-cell>
          <table:table-cell office:value-type="float" office:value="0.008814525" calcext:value-type="float">
            <text:p>0.008814525</text:p>
          </table:table-cell>
          <table:table-cell office:value-type="float" office:value="0.006042105" calcext:value-type="float">
            <text:p>0.006042105</text:p>
          </table:table-cell>
          <table:table-cell/>
          <table:table-cell office:value-type="float" office:value="0.004198123" calcext:value-type="float">
            <text:p>0.004198123</text:p>
          </table:table-cell>
          <table:table-cell office:value-type="float" office:value="0.003544781" calcext:value-type="float">
            <text:p>0.003544781</text:p>
          </table:table-cell>
          <table:table-cell office:value-type="float" office:value="0.000772361" calcext:value-type="float">
            <text:p>0.000772361</text:p>
          </table:table-cell>
          <table:table-cell/>
          <table:table-cell office:value-type="float" office:value="26.304966201" calcext:value-type="float">
            <text:p>26.304966201</text:p>
          </table:table-cell>
          <table:table-cell office:value-type="float" office:value="26.288859919" calcext:value-type="float">
            <text:p>26.288859919</text:p>
          </table:table-cell>
          <table:table-cell office:value-type="float" office:value="26.220511381" calcext:value-type="float">
            <text:p>26.220511381</text:p>
          </table:table-cell>
          <table:table-cell/>
          <table:table-cell office:value-type="float" office:value="0.106408908" calcext:value-type="float">
            <text:p>0.106408908</text:p>
          </table:table-cell>
          <table:table-cell office:value-type="float" office:value="0.089849681" calcext:value-type="float">
            <text:p>0.089849681</text:p>
          </table:table-cell>
          <table:table-cell office:value-type="float" office:value="0.019577868" calcext:value-type="float">
            <text:p>0.01957786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3 21:47:12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1.092815529" calcext:value-type="float">
            <text:p>1.092815529</text:p>
          </table:table-cell>
          <table:table-cell office:value-type="float" office:value="1.154919404" calcext:value-type="float">
            <text:p>1.154919404</text:p>
          </table:table-cell>
          <table:table-cell office:value-type="float" office:value="0.739377229" calcext:value-type="float">
            <text:p>0.739377229</text:p>
          </table:table-cell>
          <table:table-cell/>
          <table:table-cell office:value-type="float" office:value="0.008928231" calcext:value-type="float">
            <text:p>0.008928231</text:p>
          </table:table-cell>
          <table:table-cell office:value-type="float" office:value="0.009435616" calcext:value-type="float">
            <text:p>0.009435616</text:p>
          </table:table-cell>
          <table:table-cell office:value-type="float" office:value="0.006040664" calcext:value-type="float">
            <text:p>0.006040664</text:p>
          </table:table-cell>
          <table:table-cell/>
          <table:table-cell office:value-type="float" office:value="0.003658487" calcext:value-type="float">
            <text:p>0.003658487</text:p>
          </table:table-cell>
          <table:table-cell office:value-type="float" office:value="0.004165872" calcext:value-type="float">
            <text:p>0.004165872</text:p>
          </table:table-cell>
          <table:table-cell office:value-type="float" office:value="0.000770919" calcext:value-type="float">
            <text:p>0.000770919</text:p>
          </table:table-cell>
          <table:table-cell/>
          <table:table-cell office:value-type="float" office:value="26.301770391" calcext:value-type="float">
            <text:p>26.301770391</text:p>
          </table:table-cell>
          <table:table-cell office:value-type="float" office:value="26.31427837" calcext:value-type="float">
            <text:p>26.31427837</text:p>
          </table:table-cell>
          <table:table-cell office:value-type="float" office:value="26.230583827" calcext:value-type="float">
            <text:p>26.230583827</text:p>
          </table:table-cell>
          <table:table-cell/>
          <table:table-cell office:value-type="float" office:value="0.092731643" calcext:value-type="float">
            <text:p>0.092731643</text:p>
          </table:table-cell>
          <table:table-cell office:value-type="float" office:value="0.105591483" calcext:value-type="float">
            <text:p>0.105591483</text:p>
          </table:table-cell>
          <table:table-cell office:value-type="float" office:value="0.019541331" calcext:value-type="float">
            <text:p>0.01954133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3 21:47:13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1.092025768" calcext:value-type="float">
            <text:p>1.092025768</text:p>
          </table:table-cell>
          <table:table-cell office:value-type="float" office:value="1.153121132" calcext:value-type="float">
            <text:p>1.153121132</text:p>
          </table:table-cell>
          <table:table-cell office:value-type="float" office:value="0.738281696" calcext:value-type="float">
            <text:p>0.738281696</text:p>
          </table:table-cell>
          <table:table-cell/>
          <table:table-cell office:value-type="float" office:value="0.008921779" calcext:value-type="float">
            <text:p>0.008921779</text:p>
          </table:table-cell>
          <table:table-cell office:value-type="float" office:value="0.009420924" calcext:value-type="float">
            <text:p>0.009420924</text:p>
          </table:table-cell>
          <table:table-cell office:value-type="float" office:value="0.006031713" calcext:value-type="float">
            <text:p>0.006031713</text:p>
          </table:table-cell>
          <table:table-cell/>
          <table:table-cell office:value-type="float" office:value="0.003652035" calcext:value-type="float">
            <text:p>0.003652035</text:p>
          </table:table-cell>
          <table:table-cell office:value-type="float" office:value="0.00415118" calcext:value-type="float">
            <text:p>0.00415118</text:p>
          </table:table-cell>
          <table:table-cell office:value-type="float" office:value="0.000761969" calcext:value-type="float">
            <text:p>0.000761969</text:p>
          </table:table-cell>
          <table:table-cell/>
          <table:table-cell office:value-type="float" office:value="26.306665005" calcext:value-type="float">
            <text:p>26.306665005</text:p>
          </table:table-cell>
          <table:table-cell office:value-type="float" office:value="26.318969813" calcext:value-type="float">
            <text:p>26.318969813</text:p>
          </table:table-cell>
          <table:table-cell office:value-type="float" office:value="26.23541716" calcext:value-type="float">
            <text:p>26.23541716</text:p>
          </table:table-cell>
          <table:table-cell/>
          <table:table-cell office:value-type="float" office:value="0.092568106" calcext:value-type="float">
            <text:p>0.092568106</text:p>
          </table:table-cell>
          <table:table-cell office:value-type="float" office:value="0.105219118" calcext:value-type="float">
            <text:p>0.105219118</text:p>
          </table:table-cell>
          <table:table-cell office:value-type="float" office:value="0.019314456" calcext:value-type="float">
            <text:p>0.01931445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3 21:47:14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64064117" calcext:value-type="float">
            <text:p>0.964064117</text:p>
          </table:table-cell>
          <table:table-cell office:value-type="float" office:value="0.948914999" calcext:value-type="float">
            <text:p>0.948914999</text:p>
          </table:table-cell>
          <table:table-cell office:value-type="float" office:value="0.991727828" calcext:value-type="float">
            <text:p>0.991727828</text:p>
          </table:table-cell>
          <table:table-cell/>
          <table:table-cell office:value-type="float" office:value="0.007876341" calcext:value-type="float">
            <text:p>0.007876341</text:p>
          </table:table-cell>
          <table:table-cell office:value-type="float" office:value="0.007752574" calcext:value-type="float">
            <text:p>0.007752574</text:p>
          </table:table-cell>
          <table:table-cell office:value-type="float" office:value="0.008102352" calcext:value-type="float">
            <text:p>0.008102352</text:p>
          </table:table-cell>
          <table:table-cell/>
          <table:table-cell office:value-type="float" office:value="0.002606596" calcext:value-type="float">
            <text:p>0.002606596</text:p>
          </table:table-cell>
          <table:table-cell office:value-type="float" office:value="0.002482829" calcext:value-type="float">
            <text:p>0.002482829</text:p>
          </table:table-cell>
          <table:table-cell office:value-type="float" office:value="0.002832607" calcext:value-type="float">
            <text:p>0.002832607</text:p>
          </table:table-cell>
          <table:table-cell/>
          <table:table-cell office:value-type="float" office:value="26.280892674" calcext:value-type="float">
            <text:p>26.280892674</text:p>
          </table:table-cell>
          <table:table-cell office:value-type="float" office:value="26.277841501" calcext:value-type="float">
            <text:p>26.277841501</text:p>
          </table:table-cell>
          <table:table-cell office:value-type="float" office:value="26.286464379" calcext:value-type="float">
            <text:p>26.286464379</text:p>
          </table:table-cell>
          <table:table-cell/>
          <table:table-cell office:value-type="float" office:value="0.066070455" calcext:value-type="float">
            <text:p>0.066070455</text:p>
          </table:table-cell>
          <table:table-cell office:value-type="float" office:value="0.062933395" calcext:value-type="float">
            <text:p>0.062933395</text:p>
          </table:table-cell>
          <table:table-cell office:value-type="float" office:value="0.07179899" calcext:value-type="float">
            <text:p>0.0717989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3 21:47:16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61488004" calcext:value-type="float">
            <text:p>0.961488004</text:p>
          </table:table-cell>
          <table:table-cell office:value-type="float" office:value="0.949097389" calcext:value-type="float">
            <text:p>0.949097389</text:p>
          </table:table-cell>
          <table:table-cell office:value-type="float" office:value="0.971862194" calcext:value-type="float">
            <text:p>0.971862194</text:p>
          </table:table-cell>
          <table:table-cell/>
          <table:table-cell office:value-type="float" office:value="0.007855294" calcext:value-type="float">
            <text:p>0.007855294</text:p>
          </table:table-cell>
          <table:table-cell office:value-type="float" office:value="0.007754064" calcext:value-type="float">
            <text:p>0.007754064</text:p>
          </table:table-cell>
          <table:table-cell office:value-type="float" office:value="0.007940051" calcext:value-type="float">
            <text:p>0.007940051</text:p>
          </table:table-cell>
          <table:table-cell/>
          <table:table-cell office:value-type="float" office:value="0.00258555" calcext:value-type="float">
            <text:p>0.00258555</text:p>
          </table:table-cell>
          <table:table-cell office:value-type="float" office:value="0.002484319" calcext:value-type="float">
            <text:p>0.002484319</text:p>
          </table:table-cell>
          <table:table-cell office:value-type="float" office:value="0.002670306" calcext:value-type="float">
            <text:p>0.002670306</text:p>
          </table:table-cell>
          <table:table-cell/>
          <table:table-cell office:value-type="float" office:value="26.280373821" calcext:value-type="float">
            <text:p>26.280373821</text:p>
          </table:table-cell>
          <table:table-cell office:value-type="float" office:value="26.277878236" calcext:value-type="float">
            <text:p>26.277878236</text:p>
          </table:table-cell>
          <table:table-cell office:value-type="float" office:value="26.282463275" calcext:value-type="float">
            <text:p>26.282463275</text:p>
          </table:table-cell>
          <table:table-cell/>
          <table:table-cell office:value-type="float" office:value="0.065536998" calcext:value-type="float">
            <text:p>0.065536998</text:p>
          </table:table-cell>
          <table:table-cell office:value-type="float" office:value="0.062971164" calcext:value-type="float">
            <text:p>0.062971164</text:p>
          </table:table-cell>
          <table:table-cell office:value-type="float" office:value="0.067685266" calcext:value-type="float">
            <text:p>0.06768526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3 21:47:17</text:p>
          </table:table-cell>
          <table:table-cell office:value-type="float" office:value="26.20652" calcext:value-type="float">
            <text:p>26.20652</text:p>
          </table:table-cell>
          <table:table-cell office:value-type="float" office:value="0.963659997" calcext:value-type="float">
            <text:p>0.963659997</text:p>
          </table:table-cell>
          <table:table-cell office:value-type="float" office:value="0.948900694" calcext:value-type="float">
            <text:p>0.948900694</text:p>
          </table:table-cell>
          <table:table-cell office:value-type="float" office:value="0.901272404" calcext:value-type="float">
            <text:p>0.901272404</text:p>
          </table:table-cell>
          <table:table-cell/>
          <table:table-cell office:value-type="float" office:value="0.007873039" calcext:value-type="float">
            <text:p>0.007873039</text:p>
          </table:table-cell>
          <table:table-cell office:value-type="float" office:value="0.007752457" calcext:value-type="float">
            <text:p>0.007752457</text:p>
          </table:table-cell>
          <table:table-cell office:value-type="float" office:value="0.007363337" calcext:value-type="float">
            <text:p>0.007363337</text:p>
          </table:table-cell>
          <table:table-cell/>
          <table:table-cell office:value-type="float" office:value="0.002603295" calcext:value-type="float">
            <text:p>0.002603295</text:p>
          </table:table-cell>
          <table:table-cell office:value-type="float" office:value="0.002482712" calcext:value-type="float">
            <text:p>0.002482712</text:p>
          </table:table-cell>
          <table:table-cell office:value-type="float" office:value="0.002093592" calcext:value-type="float">
            <text:p>0.002093592</text:p>
          </table:table-cell>
          <table:table-cell/>
          <table:table-cell office:value-type="float" office:value="26.270703699" calcext:value-type="float">
            <text:p>26.270703699</text:p>
          </table:table-cell>
          <table:table-cell office:value-type="float" office:value="26.267731013" calcext:value-type="float">
            <text:p>26.267731013</text:p>
          </table:table-cell>
          <table:table-cell office:value-type="float" office:value="26.258138097" calcext:value-type="float">
            <text:p>26.258138097</text:p>
          </table:table-cell>
          <table:table-cell/>
          <table:table-cell office:value-type="float" office:value="0.065986771" calcext:value-type="float">
            <text:p>0.065986771</text:p>
          </table:table-cell>
          <table:table-cell office:value-type="float" office:value="0.062930433" calcext:value-type="float">
            <text:p>0.062930433</text:p>
          </table:table-cell>
          <table:table-cell office:value-type="float" office:value="0.053067548" calcext:value-type="float">
            <text:p>0.0530675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3 21:47:18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0.963369723" calcext:value-type="float">
            <text:p>0.963369723</text:p>
          </table:table-cell>
          <table:table-cell office:value-type="float" office:value="0.947417134" calcext:value-type="float">
            <text:p>0.947417134</text:p>
          </table:table-cell>
          <table:table-cell office:value-type="float" office:value="1.023200276" calcext:value-type="float">
            <text:p>1.023200276</text:p>
          </table:table-cell>
          <table:table-cell/>
          <table:table-cell office:value-type="float" office:value="0.007870668" calcext:value-type="float">
            <text:p>0.007870668</text:p>
          </table:table-cell>
          <table:table-cell office:value-type="float" office:value="0.007740336" calcext:value-type="float">
            <text:p>0.007740336</text:p>
          </table:table-cell>
          <table:table-cell office:value-type="float" office:value="0.008359479" calcext:value-type="float">
            <text:p>0.008359479</text:p>
          </table:table-cell>
          <table:table-cell/>
          <table:table-cell office:value-type="float" office:value="0.002600923" calcext:value-type="float">
            <text:p>0.002600923</text:p>
          </table:table-cell>
          <table:table-cell office:value-type="float" office:value="0.002470592" calcext:value-type="float">
            <text:p>0.002470592</text:p>
          </table:table-cell>
          <table:table-cell office:value-type="float" office:value="0.003089735" calcext:value-type="float">
            <text:p>0.003089735</text:p>
          </table:table-cell>
          <table:table-cell/>
          <table:table-cell office:value-type="float" office:value="26.275699025" calcext:value-type="float">
            <text:p>26.275699025</text:p>
          </table:table-cell>
          <table:table-cell office:value-type="float" office:value="26.272486012" calcext:value-type="float">
            <text:p>26.272486012</text:p>
          </table:table-cell>
          <table:table-cell office:value-type="float" office:value="26.287749426" calcext:value-type="float">
            <text:p>26.287749426</text:p>
          </table:table-cell>
          <table:table-cell/>
          <table:table-cell office:value-type="float" office:value="0.065926661" calcext:value-type="float">
            <text:p>0.065926661</text:p>
          </table:table-cell>
          <table:table-cell office:value-type="float" office:value="0.062623218" calcext:value-type="float">
            <text:p>0.062623218</text:p>
          </table:table-cell>
          <table:table-cell office:value-type="float" office:value="0.078316179" calcext:value-type="float">
            <text:p>0.0783161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3 21:47:19</text:p>
          </table:table-cell>
          <table:table-cell office:value-type="float" office:value="26.20652" calcext:value-type="float">
            <text:p>26.20652</text:p>
          </table:table-cell>
          <table:table-cell office:value-type="float" office:value="0.966416713" calcext:value-type="float">
            <text:p>0.966416713</text:p>
          </table:table-cell>
          <table:table-cell office:value-type="float" office:value="0.94442796" calcext:value-type="float">
            <text:p>0.94442796</text:p>
          </table:table-cell>
          <table:table-cell office:value-type="float" office:value="0.981167672" calcext:value-type="float">
            <text:p>0.981167672</text:p>
          </table:table-cell>
          <table:table-cell/>
          <table:table-cell office:value-type="float" office:value="0.007895561" calcext:value-type="float">
            <text:p>0.007895561</text:p>
          </table:table-cell>
          <table:table-cell office:value-type="float" office:value="0.007715915" calcext:value-type="float">
            <text:p>0.007715915</text:p>
          </table:table-cell>
          <table:table-cell office:value-type="float" office:value="0.008016076" calcext:value-type="float">
            <text:p>0.008016076</text:p>
          </table:table-cell>
          <table:table-cell/>
          <table:table-cell office:value-type="float" office:value="0.002625817" calcext:value-type="float">
            <text:p>0.002625817</text:p>
          </table:table-cell>
          <table:table-cell office:value-type="float" office:value="0.00244617" calcext:value-type="float">
            <text:p>0.00244617</text:p>
          </table:table-cell>
          <table:table-cell office:value-type="float" office:value="0.002746331" calcext:value-type="float">
            <text:p>0.002746331</text:p>
          </table:table-cell>
          <table:table-cell/>
          <table:table-cell office:value-type="float" office:value="26.271258931" calcext:value-type="float">
            <text:p>26.271258931</text:p>
          </table:table-cell>
          <table:table-cell office:value-type="float" office:value="26.266830153" calcext:value-type="float">
            <text:p>26.266830153</text:p>
          </table:table-cell>
          <table:table-cell office:value-type="float" office:value="26.274229928" calcext:value-type="float">
            <text:p>26.274229928</text:p>
          </table:table-cell>
          <table:table-cell/>
          <table:table-cell office:value-type="float" office:value="0.066557627" calcext:value-type="float">
            <text:p>0.066557627</text:p>
          </table:table-cell>
          <table:table-cell office:value-type="float" office:value="0.062004223" calcext:value-type="float">
            <text:p>0.062004223</text:p>
          </table:table-cell>
          <table:table-cell office:value-type="float" office:value="0.069612223" calcext:value-type="float">
            <text:p>0.06961222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3 21:47:21</text:p>
          </table:table-cell>
          <table:table-cell office:value-type="float" office:value="26.20652" calcext:value-type="float">
            <text:p>26.20652</text:p>
          </table:table-cell>
          <table:table-cell office:value-type="float" office:value="0.966436382" calcext:value-type="float">
            <text:p>0.966436382</text:p>
          </table:table-cell>
          <table:table-cell office:value-type="float" office:value="0.944972151" calcext:value-type="float">
            <text:p>0.944972151</text:p>
          </table:table-cell>
          <table:table-cell office:value-type="float" office:value="0.909143795" calcext:value-type="float">
            <text:p>0.909143795</text:p>
          </table:table-cell>
          <table:table-cell/>
          <table:table-cell office:value-type="float" office:value="0.007895722" calcext:value-type="float">
            <text:p>0.007895722</text:p>
          </table:table-cell>
          <table:table-cell office:value-type="float" office:value="0.007720361" calcext:value-type="float">
            <text:p>0.007720361</text:p>
          </table:table-cell>
          <table:table-cell office:value-type="float" office:value="0.007427645" calcext:value-type="float">
            <text:p>0.007427645</text:p>
          </table:table-cell>
          <table:table-cell/>
          <table:table-cell office:value-type="float" office:value="0.002625978" calcext:value-type="float">
            <text:p>0.002625978</text:p>
          </table:table-cell>
          <table:table-cell office:value-type="float" office:value="0.002450616" calcext:value-type="float">
            <text:p>0.002450616</text:p>
          </table:table-cell>
          <table:table-cell office:value-type="float" office:value="0.002157901" calcext:value-type="float">
            <text:p>0.002157901</text:p>
          </table:table-cell>
          <table:table-cell/>
          <table:table-cell office:value-type="float" office:value="26.271262893" calcext:value-type="float">
            <text:p>26.271262893</text:p>
          </table:table-cell>
          <table:table-cell office:value-type="float" office:value="26.26693976" calcext:value-type="float">
            <text:p>26.26693976</text:p>
          </table:table-cell>
          <table:table-cell office:value-type="float" office:value="26.259723496" calcext:value-type="float">
            <text:p>26.259723496</text:p>
          </table:table-cell>
          <table:table-cell/>
          <table:table-cell office:value-type="float" office:value="0.0665617" calcext:value-type="float">
            <text:p>0.0665617</text:p>
          </table:table-cell>
          <table:table-cell office:value-type="float" office:value="0.062116913" calcext:value-type="float">
            <text:p>0.062116913</text:p>
          </table:table-cell>
          <table:table-cell office:value-type="float" office:value="0.054697567" calcext:value-type="float">
            <text:p>0.05469756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3 21:47:22</text:p>
          </table:table-cell>
          <table:table-cell office:value-type="float" office:value="26.20652" calcext:value-type="float">
            <text:p>26.20652</text:p>
          </table:table-cell>
          <table:table-cell office:value-type="float" office:value="0.964412804" calcext:value-type="float">
            <text:p>0.964412804</text:p>
          </table:table-cell>
          <table:table-cell office:value-type="float" office:value="0.944193714" calcext:value-type="float">
            <text:p>0.944193714</text:p>
          </table:table-cell>
          <table:table-cell office:value-type="float" office:value="0.979310987" calcext:value-type="float">
            <text:p>0.979310987</text:p>
          </table:table-cell>
          <table:table-cell/>
          <table:table-cell office:value-type="float" office:value="0.00787919" calcext:value-type="float">
            <text:p>0.00787919</text:p>
          </table:table-cell>
          <table:table-cell office:value-type="float" office:value="0.007714001" calcext:value-type="float">
            <text:p>0.007714001</text:p>
          </table:table-cell>
          <table:table-cell office:value-type="float" office:value="0.008000907" calcext:value-type="float">
            <text:p>0.008000907</text:p>
          </table:table-cell>
          <table:table-cell/>
          <table:table-cell office:value-type="float" office:value="0.002609445" calcext:value-type="float">
            <text:p>0.002609445</text:p>
          </table:table-cell>
          <table:table-cell office:value-type="float" office:value="0.002444257" calcext:value-type="float">
            <text:p>0.002444257</text:p>
          </table:table-cell>
          <table:table-cell office:value-type="float" office:value="0.002731162" calcext:value-type="float">
            <text:p>0.002731162</text:p>
          </table:table-cell>
          <table:table-cell/>
          <table:table-cell office:value-type="float" office:value="26.270855323" calcext:value-type="float">
            <text:p>26.270855323</text:p>
          </table:table-cell>
          <table:table-cell office:value-type="float" office:value="26.266782974" calcext:value-type="float">
            <text:p>26.266782974</text:p>
          </table:table-cell>
          <table:table-cell office:value-type="float" office:value="26.273855973" calcext:value-type="float">
            <text:p>26.273855973</text:p>
          </table:table-cell>
          <table:table-cell/>
          <table:table-cell office:value-type="float" office:value="0.066142661" calcext:value-type="float">
            <text:p>0.066142661</text:p>
          </table:table-cell>
          <table:table-cell office:value-type="float" office:value="0.061955715" calcext:value-type="float">
            <text:p>0.061955715</text:p>
          </table:table-cell>
          <table:table-cell office:value-type="float" office:value="0.069227745" calcext:value-type="float">
            <text:p>0.06922774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3 21:47:23</text:p>
          </table:table-cell>
          <table:table-cell office:value-type="float" office:value="26.19642" calcext:value-type="float">
            <text:p>26.19642</text:p>
          </table:table-cell>
          <table:table-cell office:value-type="float" office:value="0.966631289" calcext:value-type="float">
            <text:p>0.966631289</text:p>
          </table:table-cell>
          <table:table-cell office:value-type="float" office:value="0.941119306" calcext:value-type="float">
            <text:p>0.941119306</text:p>
          </table:table-cell>
          <table:table-cell office:value-type="float" office:value="0.989711999" calcext:value-type="float">
            <text:p>0.989711999</text:p>
          </table:table-cell>
          <table:table-cell/>
          <table:table-cell office:value-type="float" office:value="0.007897314" calcext:value-type="float">
            <text:p>0.007897314</text:p>
          </table:table-cell>
          <table:table-cell office:value-type="float" office:value="0.007688883" calcext:value-type="float">
            <text:p>0.007688883</text:p>
          </table:table-cell>
          <table:table-cell office:value-type="float" office:value="0.008085882" calcext:value-type="float">
            <text:p>0.008085882</text:p>
          </table:table-cell>
          <table:table-cell/>
          <table:table-cell office:value-type="float" office:value="0.00262757" calcext:value-type="float">
            <text:p>0.00262757</text:p>
          </table:table-cell>
          <table:table-cell office:value-type="float" office:value="0.002419139" calcext:value-type="float">
            <text:p>0.002419139</text:p>
          </table:table-cell>
          <table:table-cell office:value-type="float" office:value="0.002816138" calcext:value-type="float">
            <text:p>0.002816138</text:p>
          </table:table-cell>
          <table:table-cell/>
          <table:table-cell office:value-type="float" office:value="26.261194575" calcext:value-type="float">
            <text:p>26.261194575</text:p>
          </table:table-cell>
          <table:table-cell office:value-type="float" office:value="26.256056132" calcext:value-type="float">
            <text:p>26.256056132</text:p>
          </table:table-cell>
          <table:table-cell office:value-type="float" office:value="26.265843308" calcext:value-type="float">
            <text:p>26.265843308</text:p>
          </table:table-cell>
          <table:table-cell/>
          <table:table-cell office:value-type="float" office:value="0.066602061" calcext:value-type="float">
            <text:p>0.066602061</text:p>
          </table:table-cell>
          <table:table-cell office:value-type="float" office:value="0.061319068" calcext:value-type="float">
            <text:p>0.061319068</text:p>
          </table:table-cell>
          <table:table-cell office:value-type="float" office:value="0.071381558" calcext:value-type="float">
            <text:p>0.07138155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3 21:47:24</text:p>
          </table:table-cell>
          <table:table-cell office:value-type="float" office:value="26.20652" calcext:value-type="float">
            <text:p>26.20652</text:p>
          </table:table-cell>
          <table:table-cell office:value-type="float" office:value="0.967680331" calcext:value-type="float">
            <text:p>0.967680331</text:p>
          </table:table-cell>
          <table:table-cell office:value-type="float" office:value="0.941014998" calcext:value-type="float">
            <text:p>0.941014998</text:p>
          </table:table-cell>
          <table:table-cell office:value-type="float" office:value="0.898905504" calcext:value-type="float">
            <text:p>0.898905504</text:p>
          </table:table-cell>
          <table:table-cell/>
          <table:table-cell office:value-type="float" office:value="0.007905885" calcext:value-type="float">
            <text:p>0.007905885</text:p>
          </table:table-cell>
          <table:table-cell office:value-type="float" office:value="0.007688031" calcext:value-type="float">
            <text:p>0.007688031</text:p>
          </table:table-cell>
          <table:table-cell office:value-type="float" office:value="0.007343999" calcext:value-type="float">
            <text:p>0.007343999</text:p>
          </table:table-cell>
          <table:table-cell/>
          <table:table-cell office:value-type="float" office:value="0.002636141" calcext:value-type="float">
            <text:p>0.002636141</text:p>
          </table:table-cell>
          <table:table-cell office:value-type="float" office:value="0.002418287" calcext:value-type="float">
            <text:p>0.002418287</text:p>
          </table:table-cell>
          <table:table-cell office:value-type="float" office:value="0.002074255" calcext:value-type="float">
            <text:p>0.002074255</text:p>
          </table:table-cell>
          <table:table-cell/>
          <table:table-cell office:value-type="float" office:value="26.271513438" calcext:value-type="float">
            <text:p>26.271513438</text:p>
          </table:table-cell>
          <table:table-cell office:value-type="float" office:value="26.266142744" calcext:value-type="float">
            <text:p>26.266142744</text:p>
          </table:table-cell>
          <table:table-cell office:value-type="float" office:value="26.257661372" calcext:value-type="float">
            <text:p>26.257661372</text:p>
          </table:table-cell>
          <table:table-cell/>
          <table:table-cell office:value-type="float" office:value="0.066819294" calcext:value-type="float">
            <text:p>0.066819294</text:p>
          </table:table-cell>
          <table:table-cell office:value-type="float" office:value="0.061297468" calcext:value-type="float">
            <text:p>0.061297468</text:p>
          </table:table-cell>
          <table:table-cell office:value-type="float" office:value="0.052577406" calcext:value-type="float">
            <text:p>0.05257740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3 21:47:26</text:p>
          </table:table-cell>
          <table:table-cell office:value-type="float" office:value="26.19642" calcext:value-type="float">
            <text:p>26.19642</text:p>
          </table:table-cell>
          <table:table-cell office:value-type="float" office:value="0.966127034" calcext:value-type="float">
            <text:p>0.966127034</text:p>
          </table:table-cell>
          <table:table-cell office:value-type="float" office:value="0.939329379" calcext:value-type="float">
            <text:p>0.939329379</text:p>
          </table:table-cell>
          <table:table-cell office:value-type="float" office:value="1.014463426" calcext:value-type="float">
            <text:p>1.014463426</text:p>
          </table:table-cell>
          <table:table-cell/>
          <table:table-cell office:value-type="float" office:value="0.007893195" calcext:value-type="float">
            <text:p>0.007893195</text:p>
          </table:table-cell>
          <table:table-cell office:value-type="float" office:value="0.00767426" calcext:value-type="float">
            <text:p>0.00767426</text:p>
          </table:table-cell>
          <table:table-cell office:value-type="float" office:value="0.0082881" calcext:value-type="float">
            <text:p>0.0082881</text:p>
          </table:table-cell>
          <table:table-cell/>
          <table:table-cell office:value-type="float" office:value="0.00262345" calcext:value-type="float">
            <text:p>0.00262345</text:p>
          </table:table-cell>
          <table:table-cell office:value-type="float" office:value="0.002404515" calcext:value-type="float">
            <text:p>0.002404515</text:p>
          </table:table-cell>
          <table:table-cell office:value-type="float" office:value="0.003018356" calcext:value-type="float">
            <text:p>0.003018356</text:p>
          </table:table-cell>
          <table:table-cell/>
          <table:table-cell office:value-type="float" office:value="26.261093012" calcext:value-type="float">
            <text:p>26.261093012</text:p>
          </table:table-cell>
          <table:table-cell office:value-type="float" office:value="26.255695617" calcext:value-type="float">
            <text:p>26.255695617</text:p>
          </table:table-cell>
          <table:table-cell office:value-type="float" office:value="26.270828523" calcext:value-type="float">
            <text:p>26.270828523</text:p>
          </table:table-cell>
          <table:table-cell/>
          <table:table-cell office:value-type="float" office:value="0.066497641" calcext:value-type="float">
            <text:p>0.066497641</text:p>
          </table:table-cell>
          <table:table-cell office:value-type="float" office:value="0.060948411" calcext:value-type="float">
            <text:p>0.060948411</text:p>
          </table:table-cell>
          <table:table-cell office:value-type="float" office:value="0.076506993" calcext:value-type="float">
            <text:p>0.07650699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3 21:47:27</text:p>
          </table:table-cell>
          <table:table-cell office:value-type="float" office:value="26.20147" calcext:value-type="float">
            <text:p>26.20147</text:p>
          </table:table-cell>
          <table:table-cell office:value-type="float" office:value="0.969372507" calcext:value-type="float">
            <text:p>0.969372507</text:p>
          </table:table-cell>
          <table:table-cell office:value-type="float" office:value="0.937852375" calcext:value-type="float">
            <text:p>0.937852375</text:p>
          </table:table-cell>
          <table:table-cell office:value-type="float" office:value="0.893973219" calcext:value-type="float">
            <text:p>0.893973219</text:p>
          </table:table-cell>
          <table:table-cell/>
          <table:table-cell office:value-type="float" office:value="0.00791971" calcext:value-type="float">
            <text:p>0.00791971</text:p>
          </table:table-cell>
          <table:table-cell office:value-type="float" office:value="0.007662193" calcext:value-type="float">
            <text:p>0.007662193</text:p>
          </table:table-cell>
          <table:table-cell office:value-type="float" office:value="0.007303703" calcext:value-type="float">
            <text:p>0.007303703</text:p>
          </table:table-cell>
          <table:table-cell/>
          <table:table-cell office:value-type="float" office:value="0.002649966" calcext:value-type="float">
            <text:p>0.002649966</text:p>
          </table:table-cell>
          <table:table-cell office:value-type="float" office:value="0.002392448" calcext:value-type="float">
            <text:p>0.002392448</text:p>
          </table:table-cell>
          <table:table-cell office:value-type="float" office:value="0.002033958" calcext:value-type="float">
            <text:p>0.002033958</text:p>
          </table:table-cell>
          <table:table-cell/>
          <table:table-cell office:value-type="float" office:value="26.266800475" calcext:value-type="float">
            <text:p>26.266800475</text:p>
          </table:table-cell>
          <table:table-cell office:value-type="float" office:value="26.260451941" calcext:value-type="float">
            <text:p>26.260451941</text:p>
          </table:table-cell>
          <table:table-cell office:value-type="float" office:value="26.251614092" calcext:value-type="float">
            <text:p>26.251614092</text:p>
          </table:table-cell>
          <table:table-cell/>
          <table:table-cell office:value-type="float" office:value="0.067169707" calcext:value-type="float">
            <text:p>0.067169707</text:p>
          </table:table-cell>
          <table:table-cell office:value-type="float" office:value="0.060642553" calcext:value-type="float">
            <text:p>0.060642553</text:p>
          </table:table-cell>
          <table:table-cell office:value-type="float" office:value="0.051556019" calcext:value-type="float">
            <text:p>0.05155601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3 21:47:28</text:p>
          </table:table-cell>
          <table:table-cell office:value-type="float" office:value="26.20147" calcext:value-type="float">
            <text:p>26.20147</text:p>
          </table:table-cell>
          <table:table-cell office:value-type="float" office:value="0.96750569" calcext:value-type="float">
            <text:p>0.96750569</text:p>
          </table:table-cell>
          <table:table-cell office:value-type="float" office:value="0.936467759" calcext:value-type="float">
            <text:p>0.936467759</text:p>
          </table:table-cell>
          <table:table-cell office:value-type="float" office:value="0.976261613" calcext:value-type="float">
            <text:p>0.976261613</text:p>
          </table:table-cell>
          <table:table-cell/>
          <table:table-cell office:value-type="float" office:value="0.007904458" calcext:value-type="float">
            <text:p>0.007904458</text:p>
          </table:table-cell>
          <table:table-cell office:value-type="float" office:value="0.00765088" calcext:value-type="float">
            <text:p>0.00765088</text:p>
          </table:table-cell>
          <table:table-cell office:value-type="float" office:value="0.007975994" calcext:value-type="float">
            <text:p>0.007975994</text:p>
          </table:table-cell>
          <table:table-cell/>
          <table:table-cell office:value-type="float" office:value="0.002634714" calcext:value-type="float">
            <text:p>0.002634714</text:p>
          </table:table-cell>
          <table:table-cell office:value-type="float" office:value="0.002381136" calcext:value-type="float">
            <text:p>0.002381136</text:p>
          </table:table-cell>
          <table:table-cell office:value-type="float" office:value="0.002706249" calcext:value-type="float">
            <text:p>0.002706249</text:p>
          </table:table-cell>
          <table:table-cell/>
          <table:table-cell office:value-type="float" office:value="26.266424476" calcext:value-type="float">
            <text:p>26.266424476</text:p>
          </table:table-cell>
          <table:table-cell office:value-type="float" office:value="26.260173062" calcext:value-type="float">
            <text:p>26.260173062</text:p>
          </table:table-cell>
          <table:table-cell office:value-type="float" office:value="26.268188019" calcext:value-type="float">
            <text:p>26.268188019</text:p>
          </table:table-cell>
          <table:table-cell/>
          <table:table-cell office:value-type="float" office:value="0.06678313" calcext:value-type="float">
            <text:p>0.06678313</text:p>
          </table:table-cell>
          <table:table-cell office:value-type="float" office:value="0.060355827" calcext:value-type="float">
            <text:p>0.060355827</text:p>
          </table:table-cell>
          <table:table-cell office:value-type="float" office:value="0.068596288" calcext:value-type="float">
            <text:p>0.06859628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3 21:47:29</text:p>
          </table:table-cell>
          <table:table-cell office:value-type="float" office:value="26.21663" calcext:value-type="float">
            <text:p>26.21663</text:p>
          </table:table-cell>
          <table:table-cell office:value-type="float" office:value="0.970898982" calcext:value-type="float">
            <text:p>0.970898982</text:p>
          </table:table-cell>
          <table:table-cell office:value-type="float" office:value="0.933858268" calcext:value-type="float">
            <text:p>0.933858268</text:p>
          </table:table-cell>
          <table:table-cell office:value-type="float" office:value="1.000990391" calcext:value-type="float">
            <text:p>1.000990391</text:p>
          </table:table-cell>
          <table:table-cell/>
          <table:table-cell office:value-type="float" office:value="0.007932181" calcext:value-type="float">
            <text:p>0.007932181</text:p>
          </table:table-cell>
          <table:table-cell office:value-type="float" office:value="0.007629561" calcext:value-type="float">
            <text:p>0.007629561</text:p>
          </table:table-cell>
          <table:table-cell office:value-type="float" office:value="0.008178026" calcext:value-type="float">
            <text:p>0.008178026</text:p>
          </table:table-cell>
          <table:table-cell/>
          <table:table-cell office:value-type="float" office:value="0.002662437" calcext:value-type="float">
            <text:p>0.002662437</text:p>
          </table:table-cell>
          <table:table-cell office:value-type="float" office:value="0.002359817" calcext:value-type="float">
            <text:p>0.002359817</text:p>
          </table:table-cell>
          <table:table-cell office:value-type="float" office:value="0.002908282" calcext:value-type="float">
            <text:p>0.002908282</text:p>
          </table:table-cell>
          <table:table-cell/>
          <table:table-cell office:value-type="float" office:value="26.282269276" calcext:value-type="float">
            <text:p>26.282269276</text:p>
          </table:table-cell>
          <table:table-cell office:value-type="float" office:value="26.274808928" calcext:value-type="float">
            <text:p>26.274808928</text:p>
          </table:table-cell>
          <table:table-cell office:value-type="float" office:value="26.288329932" calcext:value-type="float">
            <text:p>26.288329932</text:p>
          </table:table-cell>
          <table:table-cell/>
          <table:table-cell office:value-type="float" office:value="0.067485807" calcext:value-type="float">
            <text:p>0.067485807</text:p>
          </table:table-cell>
          <table:table-cell office:value-type="float" office:value="0.059815454" calcext:value-type="float">
            <text:p>0.059815454</text:p>
          </table:table-cell>
          <table:table-cell office:value-type="float" office:value="0.07371705" calcext:value-type="float">
            <text:p>0.0737170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3 21:47:31</text:p>
          </table:table-cell>
          <table:table-cell office:value-type="float" office:value="26.21158" calcext:value-type="float">
            <text:p>26.21158</text:p>
          </table:table-cell>
          <table:table-cell office:value-type="float" office:value="0.971874114" calcext:value-type="float">
            <text:p>0.971874114</text:p>
          </table:table-cell>
          <table:table-cell office:value-type="float" office:value="0.933569781" calcext:value-type="float">
            <text:p>0.933569781</text:p>
          </table:table-cell>
          <table:table-cell office:value-type="float" office:value="0.89219402" calcext:value-type="float">
            <text:p>0.89219402</text:p>
          </table:table-cell>
          <table:table-cell/>
          <table:table-cell office:value-type="float" office:value="0.007940148" calcext:value-type="float">
            <text:p>0.007940148</text:p>
          </table:table-cell>
          <table:table-cell office:value-type="float" office:value="0.007627204" calcext:value-type="float">
            <text:p>0.007627204</text:p>
          </table:table-cell>
          <table:table-cell office:value-type="float" office:value="0.007289167" calcext:value-type="float">
            <text:p>0.007289167</text:p>
          </table:table-cell>
          <table:table-cell/>
          <table:table-cell office:value-type="float" office:value="0.002670404" calcext:value-type="float">
            <text:p>0.002670404</text:p>
          </table:table-cell>
          <table:table-cell office:value-type="float" office:value="0.00235746" calcext:value-type="float">
            <text:p>0.00235746</text:p>
          </table:table-cell>
          <table:table-cell office:value-type="float" office:value="0.002019422" calcext:value-type="float">
            <text:p>0.002019422</text:p>
          </table:table-cell>
          <table:table-cell/>
          <table:table-cell office:value-type="float" office:value="26.277411893" calcext:value-type="float">
            <text:p>26.277411893</text:p>
          </table:table-cell>
          <table:table-cell office:value-type="float" office:value="26.269697007" calcext:value-type="float">
            <text:p>26.269697007</text:p>
          </table:table-cell>
          <table:table-cell office:value-type="float" office:value="26.261363445" calcext:value-type="float">
            <text:p>26.261363445</text:p>
          </table:table-cell>
          <table:table-cell/>
          <table:table-cell office:value-type="float" office:value="0.067687735" calcext:value-type="float">
            <text:p>0.067687735</text:p>
          </table:table-cell>
          <table:table-cell office:value-type="float" office:value="0.059755714" calcext:value-type="float">
            <text:p>0.059755714</text:p>
          </table:table-cell>
          <table:table-cell office:value-type="float" office:value="0.051187579" calcext:value-type="float">
            <text:p>0.051187579</text:p>
          </table:table-cell>
          <table:table-cell/>
        </table:table-row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231794078" calcext:value-type="float">
            <text:p>26.231794078</text:p>
          </table:table-cell>
          <table:table-cell office:value-type="float" office:value="1.15886702" calcext:value-type="float">
            <text:p>1.15886702</text:p>
          </table:table-cell>
          <table:table-cell office:value-type="float" office:value="1.172407409" calcext:value-type="float">
            <text:p>1.172407409</text:p>
          </table:table-cell>
          <table:table-cell office:value-type="float" office:value="1.023200276" calcext:value-type="float">
            <text:p>1.023200276</text:p>
          </table:table-cell>
          <table:table-cell office:value-type="float" office:value="0.009467868" calcext:value-type="float">
            <text:p>0.009467868</text:p>
          </table:table-cell>
          <table:table-cell office:value-type="float" office:value="0.009578492" calcext:value-type="float">
            <text:p>0.009578492</text:p>
          </table:table-cell>
          <table:table-cell office:value-type="float" office:value="0.008359479" calcext:value-type="float">
            <text:p>0.008359479</text:p>
          </table:table-cell>
          <table:table-cell office:value-type="float" office:value="0.004198123" calcext:value-type="float">
            <text:p>0.004198123</text:p>
          </table:table-cell>
          <table:table-cell office:value-type="float" office:value="0.004308748" calcext:value-type="float">
            <text:p>0.004308748</text:p>
          </table:table-cell>
          <table:table-cell office:value-type="float" office:value="0.003089735" calcext:value-type="float">
            <text:p>0.003089735</text:p>
          </table:table-cell>
          <table:table-cell office:value-type="float" office:value="26.321340075" calcext:value-type="float">
            <text:p>26.321340075</text:p>
          </table:table-cell>
          <table:table-cell office:value-type="float" office:value="26.323543016" calcext:value-type="float">
            <text:p>26.323543016</text:p>
          </table:table-cell>
          <table:table-cell office:value-type="float" office:value="26.288329932" calcext:value-type="float">
            <text:p>26.288329932</text:p>
          </table:table-cell>
          <table:table-cell office:value-type="float" office:value="0.106408908" calcext:value-type="float">
            <text:p>0.106408908</text:p>
          </table:table-cell>
          <table:table-cell office:value-type="float" office:value="0.109212685" calcext:value-type="float">
            <text:p>0.109212685</text:p>
          </table:table-cell>
          <table:table-cell office:value-type="float" office:value="0.078316179" calcext:value-type="float">
            <text:p>0.0783161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6.196415544" calcext:value-type="float">
            <text:p>26.196415544</text:p>
          </table:table-cell>
          <table:table-cell office:value-type="float" office:value="0.911658515" calcext:value-type="float">
            <text:p>0.911658515</text:p>
          </table:table-cell>
          <table:table-cell office:value-type="float" office:value="0.798900819" calcext:value-type="float">
            <text:p>0.798900819</text:p>
          </table:table-cell>
          <table:table-cell office:value-type="float" office:value="0.683177791" calcext:value-type="float">
            <text:p>0.683177791</text:p>
          </table:table-cell>
          <table:table-cell office:value-type="float" office:value="0.00744819" calcext:value-type="float">
            <text:p>0.00744819</text:p>
          </table:table-cell>
          <table:table-cell office:value-type="float" office:value="0.006526967" calcext:value-type="float">
            <text:p>0.006526967</text:p>
          </table:table-cell>
          <table:table-cell office:value-type="float" office:value="0.005581518" calcext:value-type="float">
            <text:p>0.005581518</text:p>
          </table:table-cell>
          <table:table-cell office:value-type="float" office:value="0.002178446" calcext:value-type="float">
            <text:p>0.002178446</text:p>
          </table:table-cell>
          <table:table-cell office:value-type="float" office:value="0.001257223" calcext:value-type="float">
            <text:p>0.001257223</text:p>
          </table:table-cell>
          <table:table-cell office:value-type="float" office:value="0.000311774" calcext:value-type="float">
            <text:p>0.000311774</text:p>
          </table:table-cell>
          <table:table-cell office:value-type="float" office:value="26.261093012" calcext:value-type="float">
            <text:p>26.261093012</text:p>
          </table:table-cell>
          <table:table-cell office:value-type="float" office:value="26.252680756" calcext:value-type="float">
            <text:p>26.252680756</text:p>
          </table:table-cell>
          <table:table-cell office:value-type="float" office:value="26.220511381" calcext:value-type="float">
            <text:p>26.220511381</text:p>
          </table:table-cell>
          <table:table-cell office:value-type="float" office:value="0.055218318" calcext:value-type="float">
            <text:p>0.055218318</text:p>
          </table:table-cell>
          <table:table-cell office:value-type="float" office:value="0.031867992" calcext:value-type="float">
            <text:p>0.031867992</text:p>
          </table:table-cell>
          <table:table-cell office:value-type="float" office:value="0.007902891" calcext:value-type="float">
            <text:p>0.0079028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6.214357513" calcext:value-type="float">
            <text:p>26.214357513</text:p>
          </table:table-cell>
          <table:table-cell office:value-type="float" office:value="1.012627802" calcext:value-type="float">
            <text:p>1.012627802</text:p>
          </table:table-cell>
          <table:table-cell office:value-type="float" office:value="0.983213552" calcext:value-type="float">
            <text:p>0.983213552</text:p>
          </table:table-cell>
          <table:table-cell office:value-type="float" office:value="0.77893928" calcext:value-type="float">
            <text:p>0.77893928</text:p>
          </table:table-cell>
          <table:table-cell office:value-type="float" office:value="0.008273103" calcext:value-type="float">
            <text:p>0.008273103</text:p>
          </table:table-cell>
          <table:table-cell office:value-type="float" office:value="0.00803279" calcext:value-type="float">
            <text:p>0.00803279</text:p>
          </table:table-cell>
          <table:table-cell office:value-type="float" office:value="0.006363883" calcext:value-type="float">
            <text:p>0.006363883</text:p>
          </table:table-cell>
          <table:table-cell office:value-type="float" office:value="0.003003359" calcext:value-type="float">
            <text:p>0.003003359</text:p>
          </table:table-cell>
          <table:table-cell office:value-type="float" office:value="0.002763046" calcext:value-type="float">
            <text:p>0.002763046</text:p>
          </table:table-cell>
          <table:table-cell office:value-type="float" office:value="0.001094139" calcext:value-type="float">
            <text:p>0.001094139</text:p>
          </table:table-cell>
          <table:table-cell office:value-type="float" office:value="26.28839949" calcext:value-type="float">
            <text:p>26.28839949</text:p>
          </table:table-cell>
          <table:table-cell office:value-type="float" office:value="26.282475143" calcext:value-type="float">
            <text:p>26.282475143</text:p>
          </table:table-cell>
          <table:table-cell office:value-type="float" office:value="26.24133187" calcext:value-type="float">
            <text:p>26.24133187</text:p>
          </table:table-cell>
          <table:table-cell office:value-type="float" office:value="0.076126676" calcext:value-type="float">
            <text:p>0.076126676</text:p>
          </table:table-cell>
          <table:table-cell office:value-type="float" office:value="0.070035536" calcext:value-type="float">
            <text:p>0.070035536</text:p>
          </table:table-cell>
          <table:table-cell office:value-type="float" office:value="0.027733919" calcext:value-type="float">
            <text:p>0.0277339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6.216631847" calcext:value-type="float">
            <text:p>26.216631847</text:p>
          </table:table-cell>
          <table:table-cell office:value-type="float" office:value="0.966533836" calcext:value-type="float">
            <text:p>0.966533836</text:p>
          </table:table-cell>
          <table:table-cell office:value-type="float" office:value="0.944310837" calcext:value-type="float">
            <text:p>0.944310837</text:p>
          </table:table-cell>
          <table:table-cell office:value-type="float" office:value="0.741683929" calcext:value-type="float">
            <text:p>0.741683929</text:p>
          </table:table-cell>
          <table:table-cell office:value-type="float" office:value="0.007896518" calcext:value-type="float">
            <text:p>0.007896518</text:p>
          </table:table-cell>
          <table:table-cell office:value-type="float" office:value="0.007714958" calcext:value-type="float">
            <text:p>0.007714958</text:p>
          </table:table-cell>
          <table:table-cell office:value-type="float" office:value="0.006059509" calcext:value-type="float">
            <text:p>0.006059509</text:p>
          </table:table-cell>
          <table:table-cell office:value-type="float" office:value="0.002626774" calcext:value-type="float">
            <text:p>0.002626774</text:p>
          </table:table-cell>
          <table:table-cell office:value-type="float" office:value="0.002445213" calcext:value-type="float">
            <text:p>0.002445213</text:p>
          </table:table-cell>
          <table:table-cell office:value-type="float" office:value="0.000789765" calcext:value-type="float">
            <text:p>0.000789765</text:p>
          </table:table-cell>
          <table:table-cell office:value-type="float" office:value="26.280798721" calcext:value-type="float">
            <text:p>26.280798721</text:p>
          </table:table-cell>
          <table:table-cell office:value-type="float" office:value="26.271738016" calcext:value-type="float">
            <text:p>26.271738016</text:p>
          </table:table-cell>
          <table:table-cell office:value-type="float" office:value="26.235581619" calcext:value-type="float">
            <text:p>26.235581619</text:p>
          </table:table-cell>
          <table:table-cell office:value-type="float" office:value="0.06658188" calcext:value-type="float">
            <text:p>0.06658188</text:p>
          </table:table-cell>
          <table:table-cell office:value-type="float" office:value="0.061979969" calcext:value-type="float">
            <text:p>0.061979969</text:p>
          </table:table-cell>
          <table:table-cell office:value-type="float" office:value="0.020019026" calcext:value-type="float">
            <text:p>0.0200190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6.214357513" calcext:value-type="float">
            <text:p>26.214357513</text:p>
          </table:table-cell>
          <table:table-cell office:value-type="float" office:value="1.012627802" calcext:value-type="float">
            <text:p>1.012627802</text:p>
          </table:table-cell>
          <table:table-cell office:value-type="float" office:value="0.983213552" calcext:value-type="float">
            <text:p>0.983213552</text:p>
          </table:table-cell>
          <table:table-cell office:value-type="float" office:value="0.77893928" calcext:value-type="float">
            <text:p>0.77893928</text:p>
          </table:table-cell>
          <table:table-cell office:value-type="float" office:value="0.008273103" calcext:value-type="float">
            <text:p>0.008273103</text:p>
          </table:table-cell>
          <table:table-cell office:value-type="float" office:value="0.00803279" calcext:value-type="float">
            <text:p>0.00803279</text:p>
          </table:table-cell>
          <table:table-cell office:value-type="float" office:value="0.006363883" calcext:value-type="float">
            <text:p>0.006363883</text:p>
          </table:table-cell>
          <table:table-cell office:value-type="float" office:value="0.003003359" calcext:value-type="float">
            <text:p>0.003003359</text:p>
          </table:table-cell>
          <table:table-cell office:value-type="float" office:value="0.002763046" calcext:value-type="float">
            <text:p>0.002763046</text:p>
          </table:table-cell>
          <table:table-cell office:value-type="float" office:value="0.001094139" calcext:value-type="float">
            <text:p>0.001094139</text:p>
          </table:table-cell>
          <table:table-cell office:value-type="float" office:value="26.28839949" calcext:value-type="float">
            <text:p>26.28839949</text:p>
          </table:table-cell>
          <table:table-cell office:value-type="float" office:value="26.282475143" calcext:value-type="float">
            <text:p>26.282475143</text:p>
          </table:table-cell>
          <table:table-cell office:value-type="float" office:value="26.24133187" calcext:value-type="float">
            <text:p>26.24133187</text:p>
          </table:table-cell>
          <table:table-cell office:value-type="float" office:value="0.076126676" calcext:value-type="float">
            <text:p>0.076126676</text:p>
          </table:table-cell>
          <table:table-cell office:value-type="float" office:value="0.070035536" calcext:value-type="float">
            <text:p>0.070035536</text:p>
          </table:table-cell>
          <table:table-cell office:value-type="float" office:value="0.027733919" calcext:value-type="float">
            <text:p>0.0277339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07798414" calcext:value-type="float">
            <text:p>0.007798414</text:p>
          </table:table-cell>
          <table:table-cell office:value-type="float" office:value="0.087485081" calcext:value-type="float">
            <text:p>0.087485081</text:p>
          </table:table-cell>
          <table:table-cell office:value-type="float" office:value="0.113590589" calcext:value-type="float">
            <text:p>0.113590589</text:p>
          </table:table-cell>
          <table:table-cell office:value-type="float" office:value="0.103703847" calcext:value-type="float">
            <text:p>0.103703847</text:p>
          </table:table-cell>
          <table:table-cell office:value-type="float" office:value="0.000714747" calcext:value-type="float">
            <text:p>0.000714747</text:p>
          </table:table-cell>
          <table:table-cell office:value-type="float" office:value="0.000928028" calcext:value-type="float">
            <text:p>0.000928028</text:p>
          </table:table-cell>
          <table:table-cell office:value-type="float" office:value="0.000847254" calcext:value-type="float">
            <text:p>0.000847254</text:p>
          </table:table-cell>
          <table:table-cell office:value-type="float" office:value="0.000714747" calcext:value-type="float">
            <text:p>0.000714747</text:p>
          </table:table-cell>
          <table:table-cell office:value-type="float" office:value="0.000928028" calcext:value-type="float">
            <text:p>0.000928028</text:p>
          </table:table-cell>
          <table:table-cell office:value-type="float" office:value="0.000847254" calcext:value-type="float">
            <text:p>0.000847254</text:p>
          </table:table-cell>
          <table:table-cell office:value-type="float" office:value="0.018094784" calcext:value-type="float">
            <text:p>0.018094784</text:p>
          </table:table-cell>
          <table:table-cell office:value-type="float" office:value="0.022429669" calcext:value-type="float">
            <text:p>0.022429669</text:p>
          </table:table-cell>
          <table:table-cell office:value-type="float" office:value="0.017636373" calcext:value-type="float">
            <text:p>0.017636373</text:p>
          </table:table-cell>
          <table:table-cell office:value-type="float" office:value="0.01811594" calcext:value-type="float">
            <text:p>0.01811594</text:p>
          </table:table-cell>
          <table:table-cell office:value-type="float" office:value="0.023521946" calcext:value-type="float">
            <text:p>0.023521946</text:p>
          </table:table-cell>
          <table:table-cell office:value-type="float" office:value="0.021475472" calcext:value-type="float">
            <text:p>0.0214754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28" meta:object-count="0"/>
    <meta:generator>LibreOffice/5.2.7.2$Linux_ARM_EABI LibreOffice_project/20m0$Build-2</meta:generator>
  </office:meta>
</office:document-meta>
</file>